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table:style-name="ce2" office:value-type="string">
            <text:p>256 flips</text:p>
          </table:table-cell>
          <table:table-cell table:number-columns-repeated="6"/>
        </table:table-row>
        <table:table-row table:style-name="ro1">
          <table:table-cell office:value-type="float" office:value="1">
            <text:p>1.000000000000000E+000</text:p>
          </table:table-cell>
          <table:table-cell table:style-name="ce3" table:formula="of:=[.A2]/[.$A$260]" office:value-type="float" office:value="8.63616855509445E-078">
            <text:p>8.63616855509445E-07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6">
            <text:p>2.560000000000000E+002</text:p>
          </table:table-cell>
          <table:table-cell table:style-name="ce3" table:formula="of:=[.A3]/[.$A$260]" office:value-type="float" office:value="2.21085915010418E-075">
            <text:p>2.21085915010418E-075</text:p>
          </table:table-cell>
          <table:table-cell table:formula="of:=[.C2]+1" office:value-type="float" office:value="1">
            <text:p>1</text:p>
          </table:table-cell>
          <table:table-cell table:number-columns-repeated="4"/>
          <table:table-cell>
            <draw:frame table:end-cell-address="Sheet1.S39" table:end-x="1.452cm" table:end-y="0.452cm" draw:z-index="0" draw:style-name="gr1" draw:text-style-name="P1" svg:width="26.162cm" svg:height="16.497cm" svg:x="0.129cm" svg:y="0.213cm">
              <draw:object draw:notify-on-update-of-ranges="Sheet1.C2:Sheet1.C258 Sheet1.B1:Sheet1.B1 Sheet1.B2:Sheet1.B25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2640">
            <text:p>3.264000000000000E+004</text:p>
          </table:table-cell>
          <table:table-cell table:style-name="ce3" table:formula="of:=[.A4]/[.$A$260]" office:value-type="float" office:value="2.81884541638283E-073">
            <text:p>2.81884541638283E-073</text:p>
          </table:table-cell>
          <table:table-cell table:formula="of:=[.C3]+1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2763520">
            <text:p>2.763520000000000E+006</text:p>
          </table:table-cell>
          <table:table-cell table:style-name="ce3" table:formula="of:=[.A5]/[.$A$260]" office:value-type="float" office:value="2.38662245253746E-071">
            <text:p>2.38662245253746E-071</text:p>
          </table:table-cell>
          <table:table-cell table:formula="of:=[.C4]+1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74792640">
            <text:p>1.747926400000000E+008</text:p>
          </table:table-cell>
          <table:table-cell table:style-name="ce3" table:formula="of:=[.A6]/[.$A$260]" office:value-type="float" office:value="1.50953870122994E-069">
            <text:p>1.50953870122994E-069</text:p>
          </table:table-cell>
          <table:table-cell table:formula="of:=[.C5]+1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8809549056">
            <text:p>8.809549056000000E+009</text:p>
          </table:table-cell>
          <table:table-cell table:style-name="ce3" table:formula="of:=[.A7]/[.$A$260]" office:value-type="float" office:value="7.60807505419892E-068">
            <text:p>7.60807505419892E-068</text:p>
          </table:table-cell>
          <table:table-cell table:formula="of:=[.C6]+1"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368532802176">
            <text:p>3.685328021760000E+011</text:p>
          </table:table-cell>
          <table:table-cell table:style-name="ce3" table:formula="of:=[.A8]/[.$A$260]" office:value-type="float" office:value="3.18271139767321E-066">
            <text:p>3.18271139767321E-066</text:p>
          </table:table-cell>
          <table:table-cell table:formula="of:=[.C7]+1"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3161885792000">
            <text:p>1.316188579200000E+013</text:p>
          </table:table-cell>
          <table:table-cell table:style-name="ce3" table:formula="of:=[.A9]/[.$A$260]" office:value-type="float" office:value="1.13668264202615E-064">
            <text:p>1.13668264202615E-064</text:p>
          </table:table-cell>
          <table:table-cell table:formula="of:=[.C8]+1"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409663695276000">
            <text:p>4.096636952760000E+014</text:p>
          </table:table-cell>
          <table:table-cell table:style-name="ce3" table:formula="of:=[.A10]/[.$A$260]" office:value-type="float" office:value="3.53792472330638E-063">
            <text:p>3.53792472330638E-063</text:p>
          </table:table-cell>
          <table:table-cell table:formula="of:=[.C9]+1"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1.1288510714272E+016">
            <text:p>1.128851071427200E+016</text:p>
          </table:table-cell>
          <table:table-cell table:style-name="ce3" table:formula="of:=[.A11]/[.$A$260]" office:value-type="float" office:value="9.74894812644426E-062">
            <text:p>9.74894812644426E-062</text:p>
          </table:table-cell>
          <table:table-cell table:formula="of:=[.C10]+1"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2.78826214642518E+017">
            <text:p>2.788262146425180E+017</text:p>
          </table:table-cell>
          <table:table-cell table:style-name="ce3" table:formula="of:=[.A12]/[.$A$260]" office:value-type="float" office:value="2.40799018723173E-060">
            <text:p>2.40799018723173E-060</text:p>
          </table:table-cell>
          <table:table-cell table:formula="of:=[.C11]+1"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.2355680729145E+018">
            <text:p>6.235568072914500E+018</text:p>
          </table:table-cell>
          <table:table-cell table:style-name="ce3" table:formula="of:=[.A13]/[.$A$260]" office:value-type="float" office:value="5.38514169144551E-059">
            <text:p>5.38514169144551E-059</text:p>
          </table:table-cell>
          <table:table-cell table:formula="of:=[.C12]+1"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.27309514822004E+020">
            <text:p>1.273095148220040E+020</text:p>
          </table:table-cell>
          <table:table-cell table:style-name="ce3" table:formula="of:=[.A14]/[.$A$260]" office:value-type="float" office:value="1.09946642867012E-057">
            <text:p>1.09946642867012E-057</text:p>
          </table:table-cell>
          <table:table-cell table:formula="of:=[.C13]+1"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.38950166281301E+021">
            <text:p>2.389501662813010E+021</text:p>
          </table:table-cell>
          <table:table-cell table:style-name="ce3" table:formula="of:=[.A15]/[.$A$260]" office:value-type="float" office:value="2.06361391227316E-056">
            <text:p>2.06361391227316E-056</text:p>
          </table:table-cell>
          <table:table-cell table:formula="of:=[.C14]+1"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4.14749217188258E+022">
            <text:p>4.147492171882580E+022</text:p>
          </table:table-cell>
          <table:table-cell table:style-name="ce3" table:formula="of:=[.A16]/[.$A$260]" office:value-type="float" office:value="3.58184414773127E-055">
            <text:p>3.58184414773127E-055</text:p>
          </table:table-cell>
          <table:table-cell table:formula="of:=[.C15]+1"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6.69128737063722E+023">
            <text:p>6.691287370637220E+023</text:p>
          </table:table-cell>
          <table:table-cell table:style-name="ce3" table:formula="of:=[.A17]/[.$A$260]" office:value-type="float" office:value="5.77870855833978E-054">
            <text:p>5.77870855833978E-054</text:p>
          </table:table-cell>
          <table:table-cell table:formula="of:=[.C16]+1"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.00787516020223E+025">
            <text:p>1.007875160202230E+025</text:p>
          </table:table-cell>
          <table:table-cell table:style-name="ce3" table:formula="of:=[.A18]/[.$A$260]" office:value-type="float" office:value="8.70417976599928E-053">
            <text:p>8.70417976599928E-053</text:p>
          </table:table-cell>
          <table:table-cell table:formula="of:=[.C17]+1"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.42288257910903E+026">
            <text:p>1.422882579109030E+026</text:p>
          </table:table-cell>
          <table:table-cell table:style-name="ce3" table:formula="of:=[.A19]/[.$A$260]" office:value-type="float" office:value="1.22882537872931E-051">
            <text:p>1.22882537872931E-051</text:p>
          </table:table-cell>
          <table:table-cell table:formula="of:=[.C18]+1"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1.8892718689281E+027">
            <text:p>1.889271868928100E+027</text:p>
          </table:table-cell>
          <table:table-cell table:style-name="ce3" table:formula="of:=[.A20]/[.$A$260]" office:value-type="float" office:value="1.63160703064614E-050">
            <text:p>1.63160703064614E-050</text:p>
          </table:table-cell>
          <table:table-cell table:formula="of:=[.C19]+1"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2.36656160423626E+028">
            <text:p>2.366561604236260E+028</text:p>
          </table:table-cell>
          <table:table-cell table:style-name="ce3" table:formula="of:=[.A21]/[.$A$260]" office:value-type="float" office:value="2.04380249101991E-049">
            <text:p>2.04380249101991E-049</text:p>
          </table:table-cell>
          <table:table-cell table:formula="of:=[.C20]+1"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.80437550101997E+029">
            <text:p>2.804375501019970E+029</text:p>
          </table:table-cell>
          <table:table-cell table:style-name="ce3" table:formula="of:=[.A22]/[.$A$260]" office:value-type="float" office:value="2.42190595185859E-048">
            <text:p>2.42190595185859E-048</text:p>
          </table:table-cell>
          <table:table-cell table:formula="of:=[.C21]+1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3.15158389638434E+030">
            <text:p>3.151583896384340E+030</text:p>
          </table:table-cell>
          <table:table-cell table:style-name="ce3" table:formula="of:=[.A23]/[.$A$260]" office:value-type="float" office:value="2.72176097446965E-047">
            <text:p>2.72176097446965E-047</text:p>
          </table:table-cell>
          <table:table-cell table:formula="of:=[.C22]+1"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3.36646461659236E+031">
            <text:p>3.366464616592360E+031</text:p>
          </table:table-cell>
          <table:table-cell table:style-name="ce3" table:formula="of:=[.A24]/[.$A$260]" office:value-type="float" office:value="2.9073355863653E-046">
            <text:p>2.90733558636530E-046</text:p>
          </table:table-cell>
          <table:table-cell table:formula="of:=[.C23]+1"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3.42501182731571E+032">
            <text:p>3.425011827315710E+032</text:p>
          </table:table-cell>
          <table:table-cell table:style-name="ce3" table:formula="of:=[.A25]/[.$A$260]" office:value-type="float" office:value="2.95789794438905E-045">
            <text:p>2.95789794438905E-045</text:p>
          </table:table-cell>
          <table:table-cell table:formula="of:=[.C24]+1"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3.325115649019E+033">
            <text:p>3.325115649019000E+033</text:p>
          </table:table-cell>
          <table:table-cell table:style-name="ce3" table:formula="of:=[.A26]/[.$A$260]" office:value-type="float" office:value="2.87162592101104E-044">
            <text:p>2.87162592101104E-044</text:p>
          </table:table-cell>
          <table:table-cell table:formula="of:=[.C25]+1"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3.08570732228963E+034">
            <text:p>3.085707322289630E+034</text:p>
          </table:table-cell>
          <table:table-cell table:style-name="ce3" table:formula="of:=[.A27]/[.$A$260]" office:value-type="float" office:value="2.66486885469824E-043">
            <text:p>2.66486885469824E-043</text:p>
          </table:table-cell>
          <table:table-cell table:formula="of:=[.C26]+1"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.74153227480348E+035">
            <text:p>2.741532274803480E+035</text:p>
          </table:table-cell>
          <table:table-cell table:style-name="ce3" table:formula="of:=[.A28]/[.$A$260]" office:value-type="float" office:value="2.36763348244344E-042">
            <text:p>2.36763348244344E-042</text:p>
          </table:table-cell>
          <table:table-cell table:formula="of:=[.C27]+1"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2.33537934520297E+036">
            <text:p>2.335379345202970E+036</text:p>
          </table:table-cell>
          <table:table-cell table:style-name="ce3" table:formula="of:=[.A29]/[.$A$260]" office:value-type="float" office:value="2.01687296652589E-041">
            <text:p>2.01687296652589E-041</text:p>
          </table:table-cell>
          <table:table-cell table:formula="of:=[.C28]+1"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1.91000667875528E+037">
            <text:p>1.910006678755280E+037</text:p>
          </table:table-cell>
          <table:table-cell table:style-name="ce3" table:formula="of:=[.A30]/[.$A$260]" office:value-type="float" office:value="1.64951396190867E-040">
            <text:p>1.64951396190867E-040</text:p>
          </table:table-cell>
          <table:table-cell table:formula="of:=[.C29]+1"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1.50166042329726E+038">
            <text:p>1.501660423297260E+038</text:p>
          </table:table-cell>
          <table:table-cell table:style-name="ce3" table:formula="of:=[.A31]/[.$A$260]" office:value-type="float" office:value="1.29685925281096E-039">
            <text:p>1.29685925281096E-039</text:p>
          </table:table-cell>
          <table:table-cell table:formula="of:=[.C30]+1"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1.13625638696159E+039">
            <text:p>1.136256386961590E+039</text:p>
          </table:table-cell>
          <table:table-cell table:style-name="ce3" table:formula="of:=[.A32]/[.$A$260]" office:value-type="float" office:value="9.81290167960291E-039">
            <text:p>9.81290167960291E-039</text:p>
          </table:table-cell>
          <table:table-cell table:formula="of:=[.C31]+1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8.28367559526838E+039">
            <text:p>8.283675595268380E+039</text:p>
          </table:table-cell>
          <table:table-cell table:style-name="ce3" table:formula="of:=[.A33]/[.$A$260]" office:value-type="float" office:value="7.15392186964601E-038">
            <text:p>7.15392186964601E-038</text:p>
          </table:table-cell>
          <table:table-cell table:formula="of:=[.C32]+1"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5.82445940292307E+040">
            <text:p>5.824459402923070E+040</text:p>
          </table:table-cell>
          <table:table-cell table:style-name="ce3" table:formula="of:=[.A34]/[.$A$260]" office:value-type="float" office:value="5.03010131459484E-037">
            <text:p>5.03010131459484E-037</text:p>
          </table:table-cell>
          <table:table-cell table:formula="of:=[.C33]+1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.95357244319627E+041">
            <text:p>3.953572443196270E+041</text:p>
          </table:table-cell>
          <table:table-cell table:style-name="ce3" table:formula="of:=[.A35]/[.$A$260]" office:value-type="float" office:value="3.41437180142196E-036">
            <text:p>3.41437180142196E-036</text:p>
          </table:table-cell>
          <table:table-cell table:formula="of:=[.C34]+1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.59307839656696E+042">
            <text:p>2.593078396566960E+042</text:p>
          </table:table-cell>
          <table:table-cell table:style-name="ce3" table:formula="of:=[.A36]/[.$A$260]" office:value-type="float" office:value="2.23942621093263E-035">
            <text:p>2.23942621093263E-035</text:p>
          </table:table-cell>
          <table:table-cell table:formula="of:=[.C35]+1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.64475258296533E+043">
            <text:p>1.644752582965330E+043</text:p>
          </table:table-cell>
          <table:table-cell table:style-name="ce3" table:formula="of:=[.A37]/[.$A$260]" office:value-type="float" office:value="1.42043605379156E-034">
            <text:p>1.42043605379156E-034</text:p>
          </table:table-cell>
          <table:table-cell table:formula="of:=[.C36]+1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1.00969533565372E+044">
            <text:p>1.009695335653720E+044</text:p>
          </table:table-cell>
          <table:table-cell table:style-name="ce3" table:formula="of:=[.A38]/[.$A$260]" office:value-type="float" office:value="8.71989910799819E-034">
            <text:p>8.71989910799819E-034</text:p>
          </table:table-cell>
          <table:table-cell table:formula="of:=[.C37]+1"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6.00359388767076E+044">
            <text:p>6.003593887670760E+044</text:p>
          </table:table-cell>
          <table:table-cell table:style-name="ce3" table:formula="of:=[.A39]/[.$A$260]" office:value-type="float" office:value="5.18480487502595E-033">
            <text:p>5.18480487502595E-033</text:p>
          </table:table-cell>
          <table:table-cell table:formula="of:=[.C38]+1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.45996595105235E+045">
            <text:p>3.459965951052350E+045</text:p>
          </table:table-cell>
          <table:table-cell table:style-name="ce3" table:formula="of:=[.A40]/[.$A$260]" office:value-type="float" office:value="2.98808491481758E-032">
            <text:p>2.98808491481758E-032</text:p>
          </table:table-cell>
          <table:table-cell table:formula="of:=[.C39]+1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.9340322495626E+046">
            <text:p>1.934032249562600E+046</text:p>
          </table:table-cell>
          <table:table-cell table:style-name="ce3" table:formula="of:=[.A41]/[.$A$260]" office:value-type="float" office:value="1.67026284982111E-031">
            <text:p>1.67026284982111E-031</text:p>
          </table:table-cell>
          <table:table-cell table:formula="of:=[.C40]+1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1.04921249538771E+047">
            <text:p>1.049212495387710E+047</text:p>
          </table:table-cell>
          <table:table-cell table:style-name="ce3" table:formula="of:=[.A42]/[.$A$260]" office:value-type="float" office:value="9.06117596027952E-031">
            <text:p>9.06117596027952E-031</text:p>
          </table:table-cell>
          <table:table-cell table:formula="of:=[.C41]+1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.52755851228647E+047">
            <text:p>5.527558512286470E+047</text:p>
          </table:table-cell>
          <table:table-cell table:style-name="ce3" table:formula="of:=[.A43]/[.$A$260]" office:value-type="float" office:value="4.77369270102531E-030">
            <text:p>4.77369270102531E-030</text:p>
          </table:table-cell>
          <table:table-cell table:formula="of:=[.C42]+1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2.82958352414665E+048">
            <text:p>2.829583524146650E+048</text:p>
          </table:table-cell>
          <table:table-cell table:style-name="ce3" table:formula="of:=[.A44]/[.$A$260]" office:value-type="float" office:value="2.44367602552486E-029">
            <text:p>2.44367602552486E-029</text:p>
          </table:table-cell>
          <table:table-cell table:formula="of:=[.C43]+1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1.40821133527298E+049">
            <text:p>1.408211335272980E+049</text:p>
          </table:table-cell>
          <table:table-cell table:style-name="ce3" table:formula="of:=[.A45]/[.$A$260]" office:value-type="float" office:value="1.21615504526121E-028">
            <text:p>1.21615504526121E-028</text:p>
          </table:table-cell>
          <table:table-cell table:formula="of:=[.C44]+1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6.81702305484421E+049">
            <text:p>6.817023054844210E+049</text:p>
          </table:table-cell>
          <table:table-cell table:style-name="ce3" table:formula="of:=[.A46]/[.$A$260]" office:value-type="float" office:value="5.88729601455995E-028">
            <text:p>5.88729601455995E-028</text:p>
          </table:table-cell>
          <table:table-cell table:formula="of:=[.C45]+1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3.21157530583771E+050">
            <text:p>3.211575305837710E+050</text:p>
          </table:table-cell>
          <table:table-cell table:style-name="ce3" table:formula="of:=[.A47]/[.$A$260]" office:value-type="float" office:value="2.77357056685935E-027">
            <text:p>2.77357056685935E-027</text:p>
          </table:table-cell>
          <table:table-cell table:formula="of:=[.C46]+1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1.47313562941687E+051">
            <text:p>1.473135629416870E+051</text:p>
          </table:table-cell>
          <table:table-cell table:style-name="ce3" table:formula="of:=[.A48]/[.$A$260]" office:value-type="float" office:value="1.27222476001592E-026">
            <text:p>1.27222476001592E-026</text:p>
          </table:table-cell>
          <table:table-cell table:formula="of:=[.C47]+1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6.58209536547961E+051">
            <text:p>6.582095365479610E+051</text:p>
          </table:table-cell>
          <table:table-cell table:style-name="ce3" table:formula="of:=[.A49]/[.$A$260]" office:value-type="float" office:value="5.68440850219879E-026">
            <text:p>5.68440850219879E-026</text:p>
          </table:table-cell>
          <table:table-cell table:formula="of:=[.C48]+1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2.86595402371925E+052">
            <text:p>2.865954023719250E+052</text:p>
          </table:table-cell>
          <table:table-cell table:style-name="ce3" table:formula="of:=[.A50]/[.$A$260]" office:value-type="float" office:value="2.47508620199906E-025">
            <text:p>2.47508620199906E-025</text:p>
          </table:table-cell>
          <table:table-cell table:formula="of:=[.C49]+1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1.21656823864001E+053">
            <text:p>1.216568238640010E+053</text:p>
          </table:table-cell>
          <table:table-cell table:style-name="ce3" table:formula="of:=[.A51]/[.$A$260]" office:value-type="float" office:value="1.05064883676695E-024">
            <text:p>1.05064883676695E-024</text:p>
          </table:table-cell>
          <table:table-cell table:formula="of:=[.C50]+1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.03659250796963E+053">
            <text:p>5.036592507969630E+053</text:p>
          </table:table-cell>
          <table:table-cell table:style-name="ce3" table:formula="of:=[.A52]/[.$A$260]" office:value-type="float" office:value="4.34968618421516E-024">
            <text:p>4.34968618421516E-024</text:p>
          </table:table-cell>
          <table:table-cell table:formula="of:=[.C51]+1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.03438834635636E+054">
            <text:p>2.034388346356360E+054</text:p>
          </table:table-cell>
          <table:table-cell table:style-name="ce3" table:formula="of:=[.A53]/[.$A$260]" office:value-type="float" office:value="1.75693206656534E-023">
            <text:p>1.75693206656534E-023</text:p>
          </table:table-cell>
          <table:table-cell table:formula="of:=[.C52]+1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8.0201848269818E+054">
            <text:p>8.020184826981800E+054</text:p>
          </table:table-cell>
          <table:table-cell table:style-name="ce3" table:formula="of:=[.A54]/[.$A$260]" office:value-type="float" office:value="6.92636680088258E-023">
            <text:p>6.92636680088258E-023</text:p>
          </table:table-cell>
          <table:table-cell table:formula="of:=[.C53]+1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3.0870145371779E+055">
            <text:p>3.087014537177900E+055</text:p>
          </table:table-cell>
          <table:table-cell table:style-name="ce3" table:formula="of:=[.A55]/[.$A$260]" office:value-type="float" office:value="2.66599778750952E-022">
            <text:p>2.66599778750952E-022</text:p>
          </table:table-cell>
          <table:table-cell table:formula="of:=[.C54]+1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1.1604887982354E+056">
            <text:p>1.160488798235400E+056</text:p>
          </table:table-cell>
          <table:table-cell table:style-name="ce3" table:formula="of:=[.A56]/[.$A$260]" office:value-type="float" office:value="1.00221768678599E-021">
            <text:p>1.00221768678599E-021</text:p>
          </table:table-cell>
          <table:table-cell table:formula="of:=[.C55]+1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4.26215885897364E+056">
            <text:p>4.262158858973640E+056</text:p>
          </table:table-cell>
          <table:table-cell table:style-name="ce3" table:formula="of:=[.A57]/[.$A$260]" office:value-type="float" office:value="3.68087223146854E-021">
            <text:p>3.68087223146854E-021</text:p>
          </table:table-cell>
          <table:table-cell table:formula="of:=[.C56]+1"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1.52981059045304E+057">
            <text:p>1.529810590453040E+057</text:p>
          </table:table-cell>
          <table:table-cell table:style-name="ce3" table:formula="of:=[.A58]/[.$A$260]" office:value-type="float" office:value="1.3211702116521E-020">
            <text:p>1.32117021165210E-020</text:p>
          </table:table-cell>
          <table:table-cell table:formula="of:=[.C57]+1"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.36775645772996E+057">
            <text:p>5.367756457729960E+057</text:p>
          </table:table-cell>
          <table:table-cell table:style-name="ce3" table:formula="of:=[.A59]/[.$A$260]" office:value-type="float" office:value="4.63568495316526E-020">
            <text:p>4.63568495316526E-020</text:p>
          </table:table-cell>
          <table:table-cell table:formula="of:=[.C58]+1"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1.84169575015218E+058">
            <text:p>1.841695750152180E+058</text:p>
          </table:table-cell>
          <table:table-cell table:style-name="ce3" table:formula="of:=[.A60]/[.$A$260]" office:value-type="float" office:value="1.59051949255153E-019">
            <text:p>1.59051949255153E-019</text:p>
          </table:table-cell>
          <table:table-cell table:formula="of:=[.C59]+1"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6.18060607678188E+058">
            <text:p>6.180606076781880E+058</text:p>
          </table:table-cell>
          <table:table-cell table:style-name="ce3" table:formula="of:=[.A61]/[.$A$260]" office:value-type="float" office:value="5.33767558517293E-019">
            <text:p>5.33767558517293E-019</text:p>
          </table:table-cell>
          <table:table-cell table:formula="of:=[.C60]+1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2.02929899521005E+059">
            <text:p>2.029298995210050E+059</text:p>
          </table:table-cell>
          <table:table-cell table:style-name="ce3" table:formula="of:=[.A62]/[.$A$260]" office:value-type="float" office:value="1.75253681713178E-018">
            <text:p>1.75253681713178E-018</text:p>
          </table:table-cell>
          <table:table-cell table:formula="of:=[.C61]+1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.52037054198639E+059">
            <text:p>6.520370541986390E+059</text:p>
          </table:table-cell>
          <table:table-cell table:style-name="ce3" table:formula="of:=[.A63]/[.$A$260]" office:value-type="float" office:value="5.6311019042267E-018">
            <text:p>5.63110190422670E-018</text:p>
          </table:table-cell>
          <table:table-cell table:formula="of:=[.C62]+1"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2.05076170272152E+060">
            <text:p>2.050761702721520E+060</text:p>
          </table:table-cell>
          <table:table-cell table:style-name="ce3" table:formula="of:=[.A64]/[.$A$260]" office:value-type="float" office:value="1.77107237310355E-017">
            <text:p>1.77107237310355E-017</text:p>
          </table:table-cell>
          <table:table-cell table:formula="of:=[.C63]+1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.31504397345994E+060">
            <text:p>6.315043973459940E+060</text:p>
          </table:table-cell>
          <table:table-cell table:style-name="ce3" table:formula="of:=[.A65]/[.$A$260]" office:value-type="float" office:value="5.45377841876334E-017">
            <text:p>5.45377841876334E-017</text:p>
          </table:table-cell>
          <table:table-cell table:formula="of:=[.C64]+1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1.90438044824651E+061">
            <text:p>1.904380448246510E+061</text:p>
          </table:table-cell>
          <table:table-cell table:style-name="ce3" table:formula="of:=[.A66]/[.$A$260]" office:value-type="float" office:value="1.64465505440832E-016">
            <text:p>1.64465505440832E-016</text:p>
          </table:table-cell>
          <table:table-cell table:formula="of:=[.C65]+1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5.62524686251277E+061">
            <text:p>5.625246862512770E+061</text:p>
          </table:table-cell>
          <table:table-cell table:style-name="ce3" table:formula="of:=[.A67]/[.$A$260]" office:value-type="float" office:value="4.85805800686765E-016">
            <text:p>4.85805800686765E-016</text:p>
          </table:table-cell>
          <table:table-cell table:formula="of:=[.C66]+1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1.62791234960597E+062">
            <text:p>1.627912349605970E+062</text:p>
          </table:table-cell>
          <table:table-cell table:style-name="ce3" table:formula="of:=[.A68]/[.$A$260]" office:value-type="float" office:value="1.4058925444117E-015">
            <text:p>1.40589254441170E-015</text:p>
          </table:table-cell>
          <table:table-cell table:formula="of:=[.C67]+1"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4.61646785709155E+062">
            <text:p>4.616467857091550E+062</text:p>
          </table:table-cell>
          <table:table-cell table:style-name="ce3" table:formula="of:=[.A69]/[.$A$260]" office:value-type="float" office:value="3.98685945430183E-015">
            <text:p>3.98685945430183E-015</text:p>
          </table:table-cell>
          <table:table-cell table:formula="of:=[.C68]+1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1.28310650733868E+063">
            <text:p>1.283106507338680E+063</text:p>
          </table:table-cell>
          <table:table-cell table:style-name="ce3" table:formula="of:=[.A70]/[.$A$260]" office:value-type="float" office:value="0.0000000000000110811240715154">
            <text:p>1.10811240715154E-014</text:p>
          </table:table-cell>
          <table:table-cell table:formula="of:=[.C69]+1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3.49600033883583E+063">
            <text:p>3.496000338835830E+063</text:p>
          </table:table-cell>
          <table:table-cell table:style-name="ce3" table:formula="of:=[.A71]/[.$A$260]" office:value-type="float" office:value="0.0000000000000301920481948535">
            <text:p>3.01920481948535E-014</text:p>
          </table:table-cell>
          <table:table-cell table:formula="of:=[.C70]+1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9.33931519089E+063">
            <text:p>9.339315190890000E+063</text:p>
          </table:table-cell>
          <table:table-cell table:style-name="ce3" table:formula="of:=[.A72]/[.$A$260]" office:value-type="float" office:value="0.0000000000000806559001776801">
            <text:p>8.06559001776801E-014</text:p>
          </table:table-cell>
          <table:table-cell table:formula="of:=[.C71]+1"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2.44663750071203E+064">
            <text:p>2.446637500712030E+064</text:p>
          </table:table-cell>
          <table:table-cell table:style-name="ce3" table:formula="of:=[.A73]/[.$A$260]" office:value-type="float" office:value="0.000000000000211295738493641">
            <text:p>2.11295738493641E-013</text:p>
          </table:table-cell>
          <table:table-cell table:formula="of:=[.C72]+1"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6.28649913377396E+064">
            <text:p>6.286499133773960E+064</text:p>
          </table:table-cell>
          <table:table-cell table:style-name="ce3" table:formula="of:=[.A74]/[.$A$260]" office:value-type="float" office:value="0.000000000000542912661407272">
            <text:p>5.42912661407272E-013</text:p>
          </table:table-cell>
          <table:table-cell table:formula="of:=[.C73]+1"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1.584542247417E+065">
            <text:p>1.584542247417000E+065</text:p>
          </table:table-cell>
          <table:table-cell table:style-name="ce3" table:formula="of:=[.A75]/[.$A$260]" office:value-type="float" office:value="0.00000000000136843739313614">
            <text:p>1.36843739313614E-012</text:p>
          </table:table-cell>
          <table:table-cell table:formula="of:=[.C74]+1"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3.91853015239609E+065">
            <text:p>3.918530152396090E+065</text:p>
          </table:table-cell>
          <table:table-cell table:style-name="ce3" table:formula="of:=[.A76]/[.$A$260]" office:value-type="float" office:value="0.00000000000338410868843126">
            <text:p>3.38410868843126E-012</text:p>
          </table:table-cell>
          <table:table-cell table:formula="of:=[.C75]+1"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9.50896650314784E+065">
            <text:p>9.508966503147840E+065</text:p>
          </table:table-cell>
          <table:table-cell table:style-name="ce3" table:formula="of:=[.A77]/[.$A$260]" office:value-type="float" office:value="0.00000000000821210375059318">
            <text:p>8.21210375059318E-012</text:p>
          </table:table-cell>
          <table:table-cell table:formula="of:=[.C76]+1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2.26463544351284E+066">
            <text:p>2.264635443512840E+066</text:p>
          </table:table-cell>
          <table:table-cell table:style-name="ce3" table:formula="of:=[.A78]/[.$A$260]" office:value-type="float" office:value="0.000000000019557773406018">
            <text:p>1.95577734060180E-011</text:p>
          </table:table-cell>
          <table:table-cell table:formula="of:=[.C77]+1"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5.29395298483522E+066">
            <text:p>5.293952984835220E+066</text:p>
          </table:table-cell>
          <table:table-cell table:style-name="ce3" table:formula="of:=[.A79]/[.$A$260]" office:value-type="float" office:value="0.0000000000457194702997823">
            <text:p>4.57194702997823E-011</text:p>
          </table:table-cell>
          <table:table-cell table:formula="of:=[.C78]+1"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1.21489433882757E+067">
            <text:p>1.214894338827570E+067</text:p>
          </table:table-cell>
          <table:table-cell table:style-name="ce3" table:formula="of:=[.A80]/[.$A$260]" office:value-type="float" office:value="0.000000000104920322867449">
            <text:p>1.04920322867449E-010</text:p>
          </table:table-cell>
          <table:table-cell table:formula="of:=[.C79]+1"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2.73735686470009E+067">
            <text:p>2.737356864700090E+067</text:p>
          </table:table-cell>
          <table:table-cell table:style-name="ce3" table:formula="of:=[.A81]/[.$A$260]" office:value-type="float" office:value="0.000000000236402752789948">
            <text:p>2.36402752789948E-010</text:p>
          </table:table-cell>
          <table:table-cell table:formula="of:=[.C80]+1"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6.05640206314895E+067">
            <text:p>6.056402063148950E+067</text:p>
          </table:table-cell>
          <table:table-cell table:style-name="ce3" table:formula="of:=[.A82]/[.$A$260]" office:value-type="float" office:value="0.000000000523041090547761">
            <text:p>5.23041090547761E-010</text:p>
          </table:table-cell>
          <table:table-cell table:formula="of:=[.C81]+1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.31595896680767E+068">
            <text:p>1.315958966807670E+068</text:p>
          </table:table-cell>
          <table:table-cell table:style-name="ce3" table:formula="of:=[.A83]/[.$A$260]" office:value-type="float" office:value="0.0000000011364843448939">
            <text:p>1.13648434489390E-009</text:p>
          </table:table-cell>
          <table:table-cell table:formula="of:=[.C82]+1"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2.80844901452857E+068">
            <text:p>2.808449014528570E+068</text:p>
          </table:table-cell>
          <table:table-cell table:style-name="ce3" table:formula="of:=[.A84]/[.$A$260]" office:value-type="float" office:value="0.00000000242542390678576">
            <text:p>2.42542390678576E-009</text:p>
          </table:table-cell>
          <table:table-cell table:formula="of:=[.C83]+1"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5.88759190997556E+068">
            <text:p>5.887591909975560E+068</text:p>
          </table:table-cell>
          <table:table-cell table:style-name="ce3" table:formula="of:=[.A85]/[.$A$260]" office:value-type="float" office:value="0.00000000508462361181594">
            <text:p>5.08462361181594E-009</text:p>
          </table:table-cell>
          <table:table-cell table:formula="of:=[.C84]+1"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1.21256357193544E+069">
            <text:p>1.212563571935440E+069</text:p>
          </table:table-cell>
          <table:table-cell table:style-name="ce3" table:formula="of:=[.A86]/[.$A$260]" office:value-type="float" office:value="0.0000000104719033910019">
            <text:p>1.04719033910019E-008</text:p>
          </table:table-cell>
          <table:table-cell table:formula="of:=[.C85]+1"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2.45365805144584E+069">
            <text:p>2.453658051445840E+069</text:p>
          </table:table-cell>
          <table:table-cell table:style-name="ce3" table:formula="of:=[.A87]/[.$A$260]" office:value-type="float" office:value="0.0000000211902045088509">
            <text:p>2.11902045088509E-008</text:p>
          </table:table-cell>
          <table:table-cell table:formula="of:=[.C86]+1"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4.87878519531672E+069">
            <text:p>4.878785195316720E+069</text:p>
          </table:table-cell>
          <table:table-cell table:style-name="ce3" table:formula="of:=[.A88]/[.$A$260]" office:value-type="float" office:value="0.0000000421340112908546">
            <text:p>4.21340112908546E-008</text:p>
          </table:table-cell>
          <table:table-cell table:formula="of:=[.C87]+1"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9.53325842763038E+069">
            <text:p>9.533258427630380E+069</text:p>
          </table:table-cell>
          <table:table-cell table:style-name="ce3" table:formula="of:=[.A89]/[.$A$260]" office:value-type="float" office:value="0.0000000823308266602906">
            <text:p>8.23308266602906E-008</text:p>
          </table:table-cell>
          <table:table-cell table:formula="of:=[.C88]+1"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float" office:value="1.83081894803356E+070">
            <text:p>1.830818948033560E+070</text:p>
          </table:table-cell>
          <table:table-cell table:style-name="ce3" table:formula="of:=[.A90]/[.$A$260]" office:value-type="float" office:value="0.000000158112610290785">
            <text:p>1.58112610290785E-007</text:p>
          </table:table-cell>
          <table:table-cell table:formula="of:=[.C89]+1"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3.45592790190605E+070">
            <text:p>3.455927901906050E+070</text:p>
          </table:table-cell>
          <table:table-cell table:style-name="ce3" table:formula="of:=[.A91]/[.$A$260]" office:value-type="float" office:value="0.000000298459758751146">
            <text:p>2.98459758751146E-007</text:p>
          </table:table-cell>
          <table:table-cell table:formula="of:=[.C90]+1"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6.41266621798122E+070">
            <text:p>6.412666217981220E+070</text:p>
          </table:table-cell>
          <table:table-cell table:style-name="ce3" table:formula="of:=[.A92]/[.$A$260]" office:value-type="float" office:value="0.000000553808663460459">
            <text:p>5.53808663460459E-007</text:p>
          </table:table-cell>
          <table:table-cell table:formula="of:=[.C91]+1"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1.16978306833504E+071">
            <text:p>1.169783068335040E+071</text:p>
          </table:table-cell>
          <table:table-cell table:style-name="ce3" table:formula="of:=[.A93]/[.$A$260]" office:value-type="float" office:value="0.0000010102443751037">
            <text:p>1.01024437510370E-006</text:p>
          </table:table-cell>
          <table:table-cell table:formula="of:=[.C92]+1"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2.09798050299219E+071">
            <text:p>2.097980502992190E+071</text:p>
          </table:table-cell>
          <table:table-cell table:style-name="ce3" table:formula="of:=[.A94]/[.$A$260]" office:value-type="float" office:value="0.00000181185132491424">
            <text:p>1.81185132491424E-006</text:p>
          </table:table-cell>
          <table:table-cell table:formula="of:=[.C93]+1"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3.69966454291095E+071">
            <text:p>3.699664542910950E+071</text:p>
          </table:table-cell>
          <table:table-cell table:style-name="ce3" table:formula="of:=[.A95]/[.$A$260]" office:value-type="float" office:value="0.00000319509265898854">
            <text:p>3.19509265898854E-006</text:p>
          </table:table-cell>
          <table:table-cell table:formula="of:=[.C94]+1"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6.41537574994133E+071">
            <text:p>6.415375749941330E+071</text:p>
          </table:table-cell>
          <table:table-cell table:style-name="ce3" table:formula="of:=[.A96]/[.$A$260]" office:value-type="float" office:value="0.00000554042663207588">
            <text:p>5.54042663207588E-006</text:p>
          </table:table-cell>
          <table:table-cell table:formula="of:=[.C95]+1"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1.09399039104263E+072">
            <text:p>1.093990391042630E+072</text:p>
          </table:table-cell>
          <table:table-cell table:style-name="ce3" table:formula="of:=[.A97]/[.$A$260]" office:value-type="float" office:value="0.00000944788541469784">
            <text:p>9.44788541469784E-006</text:p>
          </table:table-cell>
          <table:table-cell table:formula="of:=[.C96]+1"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1.8347130516444E+072">
            <text:p>1.834713051644400E+072</text:p>
          </table:table-cell>
          <table:table-cell table:style-name="ce3" table:formula="of:=[.A98]/[.$A$260]" office:value-type="float" office:value="0.0000158448911642327">
            <text:p>1.58448911642327E-005</text:p>
          </table:table-cell>
          <table:table-cell table:formula="of:=[.C97]+1"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3.02633080683613E+072">
            <text:p>3.026330806836130E+072</text:p>
          </table:table-cell>
          <table:table-cell table:style-name="ce3" table:formula="of:=[.A99]/[.$A$260]" office:value-type="float" office:value="0.0000261359029513118">
            <text:p>2.61359029513118E-005</text:p>
          </table:table-cell>
          <table:table-cell table:formula="of:=[.C98]+1"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4.91006732945862E+072">
            <text:p>4.910067329458620E+072</text:p>
          </table:table-cell>
          <table:table-cell table:style-name="ce3" table:formula="of:=[.A100]/[.$A$260]" office:value-type="float" office:value="0.0000424041690740671">
            <text:p>4.24041690740671E-005</text:p>
          </table:table-cell>
          <table:table-cell table:formula="of:=[.C99]+1"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7.83626907125719E+072">
            <text:p>7.836269071257190E+072</text:p>
          </table:table-cell>
          <table:table-cell table:style-name="ce3" table:formula="of:=[.A101]/[.$A$260]" office:value-type="float" office:value="0.0000676753405424505">
            <text:p>6.76753405424505E-005</text:p>
          </table:table-cell>
          <table:table-cell table:formula="of:=[.C100]+1"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.23029424418738E+073">
            <text:p>1.230294244187380E+073</text:p>
          </table:table-cell>
          <table:table-cell table:style-name="ce3" table:formula="of:=[.A102]/[.$A$260]" office:value-type="float" office:value="0.000106250284651647">
            <text:p>1.06250284651647E-004</text:p>
          </table:table-cell>
          <table:table-cell table:formula="of:=[.C101]+1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.90025645636863E+073">
            <text:p>1.900256456368630E+073</text:p>
          </table:table-cell>
          <table:table-cell table:style-name="ce3" table:formula="of:=[.A103]/[.$A$260]" office:value-type="float" office:value="0.00016410935055106">
            <text:p>1.64109350551060E-004</text:p>
          </table:table-cell>
          <table:table-cell table:formula="of:=[.C102]+1"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2.88764461506997E+073">
            <text:p>2.887644615069970E+073</text:p>
          </table:table-cell>
          <table:table-cell table:style-name="ce3" table:formula="of:=[.A104]/[.$A$260]" office:value-type="float" office:value="0.000249381856229551">
            <text:p>2.49381856229551E-004</text:p>
          </table:table-cell>
          <table:table-cell table:formula="of:=[.C103]+1"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4.31744923029879E+073">
            <text:p>4.317449230298790E+073</text:p>
          </table:table-cell>
          <table:table-cell table:style-name="ce3" table:formula="of:=[.A105]/[.$A$260]" office:value-type="float" office:value="0.000372862192809231">
            <text:p>3.72862192809231E-004</text:p>
          </table:table-cell>
          <table:table-cell table:formula="of:=[.C104]+1"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6.35163204072802E+073">
            <text:p>6.351632040728020E+073</text:p>
          </table:table-cell>
          <table:table-cell table:style-name="ce3" table:formula="of:=[.A106]/[.$A$260]" office:value-type="float" office:value="0.000548537649036657">
            <text:p>5.48537649036657E-004</text:p>
          </table:table-cell>
          <table:table-cell table:formula="of:=[.C105]+1"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9.19474352562534E+073">
            <text:p>9.194743525625340E+073</text:p>
          </table:table-cell>
          <table:table-cell table:style-name="ce3" table:formula="of:=[.A107]/[.$A$260]" office:value-type="float" office:value="0.000794073549081638">
            <text:p>7.94073549081638E-004</text:p>
          </table:table-cell>
          <table:table-cell table:formula="of:=[.C106]+1"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1.30981723808436E+074">
            <text:p>1.309817238084360E+074</text:p>
          </table:table-cell>
          <table:table-cell table:style-name="ce3" table:formula="of:=[.A108]/[.$A$260]" office:value-type="float" office:value="0.00113118024444648">
            <text:p>1.13118024444648E-003</text:p>
          </table:table-cell>
          <table:table-cell table:formula="of:=[.C107]+1"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.83619238983789E+074">
            <text:p>1.836192389837890E+074</text:p>
          </table:table-cell>
          <table:table-cell table:style-name="ce3" table:formula="of:=[.A109]/[.$A$260]" office:value-type="float" office:value="0.00158576669782217">
            <text:p>1.58576669782217E-003</text:p>
          </table:table-cell>
          <table:table-cell table:formula="of:=[.C108]+1"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2.5332654267208E+074">
            <text:p>2.533265426720800E+074</text:p>
          </table:table-cell>
          <table:table-cell table:style-name="ce3" table:formula="of:=[.A110]/[.$A$260]" office:value-type="float" office:value="0.00218777072199541">
            <text:p>2.18777072199541E-003</text:p>
          </table:table-cell>
          <table:table-cell table:formula="of:=[.C109]+1"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3.43966314820806E+074">
            <text:p>3.439663148208060E+074</text:p>
          </table:table-cell>
          <table:table-cell table:style-name="ce3" table:formula="of:=[.A111]/[.$A$260]" office:value-type="float" office:value="0.00297055107206716">
            <text:p>2.97055107206716E-003</text:p>
          </table:table-cell>
          <table:table-cell table:formula="of:=[.C110]+1"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4.59664075260531E+074">
            <text:p>4.596640752605310E+074</text:p>
          </table:table-cell>
          <table:table-cell table:style-name="ce3" table:formula="of:=[.A112]/[.$A$260]" office:value-type="float" office:value="0.00396973643267157">
            <text:p>3.96973643267157E-003</text:p>
          </table:table-cell>
          <table:table-cell table:formula="of:=[.C111]+1"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6.04603198090428E+074">
            <text:p>6.046031980904280E+074</text:p>
          </table:table-cell>
          <table:table-cell table:style-name="ce3" table:formula="of:=[.A113]/[.$A$260]" office:value-type="float" office:value="0.00522145512765809">
            <text:p>5.22145512765809E-003</text:p>
          </table:table-cell>
          <table:table-cell table:formula="of:=[.C112]+1"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7.82745211813501E+074">
            <text:p>7.827452118135010E+074</text:p>
          </table:table-cell>
          <table:table-cell table:style-name="ce3" table:formula="of:=[.A114]/[.$A$260]" office:value-type="float" office:value="0.0067599195849145">
            <text:p>6.75991958491450E-003</text:p>
          </table:table-cell>
          <table:table-cell table:formula="of:=[.C113]+1"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9.9748062390393E+074">
            <text:p>9.974806239039300E+074</text:p>
          </table:table-cell>
          <table:table-cell table:style-name="ce3" table:formula="of:=[.A115]/[.$A$260]" office:value-type="float" office:value="0.00861441079847511">
            <text:p>8.61441079847511E-003</text:p>
          </table:table-cell>
          <table:table-cell table:formula="of:=[.C114]+1"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.25122569489704E+075">
            <text:p>1.251225694897040E+075</text:p>
          </table:table-cell>
          <table:table-cell table:style-name="ce3" table:formula="of:=[.A116]/[.$A$260]" office:value-type="float" office:value="0.010805796001596">
            <text:p>1.08057960015960E-002</text:p>
          </table:table-cell>
          <table:table-cell table:formula="of:=[.C115]+1"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1.54499172761199E+075">
            <text:p>1.544991727611990E+075</text:p>
          </table:table-cell>
          <table:table-cell table:style-name="ce3" table:formula="of:=[.A117]/[.$A$260]" office:value-type="float" office:value="0.0133428089758837">
            <text:p>1.33428089758837E-002</text:p>
          </table:table-cell>
          <table:table-cell table:formula="of:=[.C116]+1"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1.87796408270078E+075">
            <text:p>1.877964082700780E+075</text:p>
          </table:table-cell>
          <table:table-cell table:style-name="ce3" table:formula="of:=[.A118]/[.$A$260]" office:value-type="float" office:value="0.0162184143586173">
            <text:p>1.62184143586173E-002</text:p>
          </table:table-cell>
          <table:table-cell table:formula="of:=[.C117]+1"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2.24713650921461E+075">
            <text:p>2.247136509214610E+075</text:p>
          </table:table-cell>
          <table:table-cell table:style-name="ce3" table:formula="of:=[.A119]/[.$A$260]" office:value-type="float" office:value="0.0194066496598839">
            <text:p>1.94066496598839E-002</text:p>
          </table:table-cell>
          <table:table-cell table:formula="of:=[.C118]+1"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2.64705063373586E+075">
            <text:p>2.647050633735860E+075</text:p>
          </table:table-cell>
          <table:table-cell table:style-name="ce3" table:formula="of:=[.A120]/[.$A$260]" office:value-type="float" office:value="0.0228603754468125">
            <text:p>2.28603754468125E-002</text:p>
          </table:table-cell>
          <table:table-cell table:formula="of:=[.C119]+1"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3.06968897021469E+075">
            <text:p>3.069688970214690E+075</text:p>
          </table:table-cell>
          <table:table-cell table:style-name="ce3" table:formula="of:=[.A121]/[.$A$260]" office:value-type="float" office:value="0.0265103513584884">
            <text:p>2.65103513584884E-002</text:p>
          </table:table-cell>
          <table:table-cell table:formula="of:=[.C120]+1"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3.50456157432844E+075">
            <text:p>3.504561574328440E+075</text:p>
          </table:table-cell>
          <table:table-cell table:style-name="ce3" table:formula="of:=[.A122]/[.$A$260]" office:value-type="float" office:value="0.0302659844676076">
            <text:p>3.02659844676076E-002</text:p>
          </table:table-cell>
          <table:table-cell table:formula="of:=[.C121]+1"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3.93901135626998E+075">
            <text:p>3.939011356269980E+075</text:p>
          </table:table-cell>
          <table:table-cell table:style-name="ce3" table:formula="of:=[.A123]/[.$A$260]" office:value-type="float" office:value="0.0340179660131787">
            <text:p>3.40179660131787E-002</text:p>
          </table:table-cell>
          <table:table-cell table:formula="of:=[.C122]+1"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4.35874207456104E+075">
            <text:p>4.358742074561040E+075</text:p>
          </table:table-cell>
          <table:table-cell table:style-name="ce3" table:formula="of:=[.A124]/[.$A$260]" office:value-type="float" office:value="0.0376428312440912">
            <text:p>3.76428312440912E-002</text:p>
          </table:table-cell>
          <table:table-cell table:formula="of:=[.C123]+1"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4.74854827635105E+075">
            <text:p>4.748548276351050E+075</text:p>
          </table:table-cell>
          <table:table-cell table:style-name="ce3" table:formula="of:=[.A125]/[.$A$260]" office:value-type="float" office:value="0.0410092633065709">
            <text:p>4.10092633065709E-002</text:p>
          </table:table-cell>
          <table:table-cell table:formula="of:=[.C124]+1"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5.09320097382815E+075">
            <text:p>5.093200973828150E+075</text:p>
          </table:table-cell>
          <table:table-cell table:style-name="ce3" table:formula="of:=[.A126]/[.$A$260]" office:value-type="float" office:value="0.0439857420949511">
            <text:p>4.39857420949511E-002</text:p>
          </table:table-cell>
          <table:table-cell table:formula="of:=[.C125]+1"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5.37842022836252E+075">
            <text:p>5.378420228362520E+075</text:p>
          </table:table-cell>
          <table:table-cell table:style-name="ce3" table:formula="of:=[.A127]/[.$A$260]" office:value-type="float" office:value="0.0464489436522683">
            <text:p>4.64489436522683E-002</text:p>
          </table:table-cell>
          <table:table-cell table:formula="of:=[.C126]+1"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5.5918496025039E+075">
            <text:p>5.591849602503900E+075</text:p>
          </table:table-cell>
          <table:table-cell table:style-name="ce3" table:formula="of:=[.A128]/[.$A$260]" office:value-type="float" office:value="0.0482921557019616">
            <text:p>4.82921557019616E-002</text:p>
          </table:table-cell>
          <table:table-cell table:formula="of:=[.C127]+1"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5.72394053799612E+075">
            <text:p>5.723940537996120E+075</text:p>
          </table:table-cell>
          <table:table-cell table:style-name="ce3" table:formula="of:=[.A129]/[.$A$260]" office:value-type="float" office:value="0.0494329152854725">
            <text:p>4.94329152854725E-002</text:p>
          </table:table-cell>
          <table:table-cell table:formula="of:=[.C128]+1"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5.76865882344921E+075">
            <text:p>5.768658823449210E+075</text:p>
          </table:table-cell>
          <table:table-cell table:style-name="ce3" table:formula="of:=[.A130]/[.$A$260]" office:value-type="float" office:value="0.0498191099361402">
            <text:p>4.98191099361402E-002</text:p>
          </table:table-cell>
          <table:table-cell table:formula="of:=[.C129]+1"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5.72394053799612E+075">
            <text:p>5.723940537996120E+075</text:p>
          </table:table-cell>
          <table:table-cell table:style-name="ce3" table:formula="of:=[.A131]/[.$A$260]" office:value-type="float" office:value="0.0494329152854725">
            <text:p>4.94329152854725E-002</text:p>
          </table:table-cell>
          <table:table-cell table:formula="of:=[.C130]+1"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5.5918496025039E+075">
            <text:p>5.591849602503900E+075</text:p>
          </table:table-cell>
          <table:table-cell table:style-name="ce3" table:formula="of:=[.A132]/[.$A$260]" office:value-type="float" office:value="0.0482921557019616">
            <text:p>4.82921557019616E-002</text:p>
          </table:table-cell>
          <table:table-cell table:formula="of:=[.C131]+1"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5.37842022836252E+075">
            <text:p>5.378420228362520E+075</text:p>
          </table:table-cell>
          <table:table-cell table:style-name="ce3" table:formula="of:=[.A133]/[.$A$260]" office:value-type="float" office:value="0.0464489436522683">
            <text:p>4.64489436522683E-002</text:p>
          </table:table-cell>
          <table:table-cell table:formula="of:=[.C132]+1"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5.09320097382815E+075">
            <text:p>5.093200973828150E+075</text:p>
          </table:table-cell>
          <table:table-cell table:style-name="ce3" table:formula="of:=[.A134]/[.$A$260]" office:value-type="float" office:value="0.0439857420949511">
            <text:p>4.39857420949511E-002</text:p>
          </table:table-cell>
          <table:table-cell table:formula="of:=[.C133]+1"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4.74854827635105E+075">
            <text:p>4.748548276351050E+075</text:p>
          </table:table-cell>
          <table:table-cell table:style-name="ce3" table:formula="of:=[.A135]/[.$A$260]" office:value-type="float" office:value="0.0410092633065709">
            <text:p>4.10092633065709E-002</text:p>
          </table:table-cell>
          <table:table-cell table:formula="of:=[.C134]+1"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4.35874207456104E+075">
            <text:p>4.358742074561040E+075</text:p>
          </table:table-cell>
          <table:table-cell table:style-name="ce3" table:formula="of:=[.A136]/[.$A$260]" office:value-type="float" office:value="0.0376428312440912">
            <text:p>3.76428312440912E-002</text:p>
          </table:table-cell>
          <table:table-cell table:formula="of:=[.C135]+1"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3.93901135626998E+075">
            <text:p>3.939011356269980E+075</text:p>
          </table:table-cell>
          <table:table-cell table:style-name="ce3" table:formula="of:=[.A137]/[.$A$260]" office:value-type="float" office:value="0.0340179660131787">
            <text:p>3.40179660131787E-002</text:p>
          </table:table-cell>
          <table:table-cell table:formula="of:=[.C136]+1"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3.50456157432844E+075">
            <text:p>3.504561574328440E+075</text:p>
          </table:table-cell>
          <table:table-cell table:style-name="ce3" table:formula="of:=[.A138]/[.$A$260]" office:value-type="float" office:value="0.0302659844676076">
            <text:p>3.02659844676076E-002</text:p>
          </table:table-cell>
          <table:table-cell table:formula="of:=[.C137]+1"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3.06968897021469E+075">
            <text:p>3.069688970214690E+075</text:p>
          </table:table-cell>
          <table:table-cell table:style-name="ce3" table:formula="of:=[.A139]/[.$A$260]" office:value-type="float" office:value="0.0265103513584884">
            <text:p>2.65103513584884E-002</text:p>
          </table:table-cell>
          <table:table-cell table:formula="of:=[.C138]+1"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2.64705063373586E+075">
            <text:p>2.647050633735860E+075</text:p>
          </table:table-cell>
          <table:table-cell table:style-name="ce3" table:formula="of:=[.A140]/[.$A$260]" office:value-type="float" office:value="0.0228603754468125">
            <text:p>2.28603754468125E-002</text:p>
          </table:table-cell>
          <table:table-cell table:formula="of:=[.C139]+1"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2.24713650921461E+075">
            <text:p>2.247136509214610E+075</text:p>
          </table:table-cell>
          <table:table-cell table:style-name="ce3" table:formula="of:=[.A141]/[.$A$260]" office:value-type="float" office:value="0.0194066496598839">
            <text:p>1.94066496598839E-002</text:p>
          </table:table-cell>
          <table:table-cell table:formula="of:=[.C140]+1"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.87796408270078E+075">
            <text:p>1.877964082700780E+075</text:p>
          </table:table-cell>
          <table:table-cell table:style-name="ce3" table:formula="of:=[.A142]/[.$A$260]" office:value-type="float" office:value="0.0162184143586173">
            <text:p>1.62184143586173E-002</text:p>
          </table:table-cell>
          <table:table-cell table:formula="of:=[.C141]+1"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float" office:value="1.54499172761199E+075">
            <text:p>1.544991727611990E+075</text:p>
          </table:table-cell>
          <table:table-cell table:style-name="ce3" table:formula="of:=[.A143]/[.$A$260]" office:value-type="float" office:value="0.0133428089758837">
            <text:p>1.33428089758837E-002</text:p>
          </table:table-cell>
          <table:table-cell table:formula="of:=[.C142]+1"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float" office:value="1.25122569489704E+075">
            <text:p>1.251225694897040E+075</text:p>
          </table:table-cell>
          <table:table-cell table:style-name="ce3" table:formula="of:=[.A144]/[.$A$260]" office:value-type="float" office:value="0.010805796001596">
            <text:p>1.08057960015960E-002</text:p>
          </table:table-cell>
          <table:table-cell table:formula="of:=[.C143]+1"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9.9748062390393E+074">
            <text:p>9.974806239039300E+074</text:p>
          </table:table-cell>
          <table:table-cell table:style-name="ce3" table:formula="of:=[.A145]/[.$A$260]" office:value-type="float" office:value="0.00861441079847511">
            <text:p>8.61441079847511E-003</text:p>
          </table:table-cell>
          <table:table-cell table:formula="of:=[.C144]+1"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7.82745211813501E+074">
            <text:p>7.827452118135010E+074</text:p>
          </table:table-cell>
          <table:table-cell table:style-name="ce3" table:formula="of:=[.A146]/[.$A$260]" office:value-type="float" office:value="0.0067599195849145">
            <text:p>6.75991958491450E-003</text:p>
          </table:table-cell>
          <table:table-cell table:formula="of:=[.C145]+1"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6.04603198090428E+074">
            <text:p>6.046031980904280E+074</text:p>
          </table:table-cell>
          <table:table-cell table:style-name="ce3" table:formula="of:=[.A147]/[.$A$260]" office:value-type="float" office:value="0.00522145512765809">
            <text:p>5.22145512765809E-003</text:p>
          </table:table-cell>
          <table:table-cell table:formula="of:=[.C146]+1"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4.59664075260531E+074">
            <text:p>4.596640752605310E+074</text:p>
          </table:table-cell>
          <table:table-cell table:style-name="ce3" table:formula="of:=[.A148]/[.$A$260]" office:value-type="float" office:value="0.00396973643267157">
            <text:p>3.96973643267157E-003</text:p>
          </table:table-cell>
          <table:table-cell table:formula="of:=[.C147]+1"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3.43966314820806E+074">
            <text:p>3.439663148208060E+074</text:p>
          </table:table-cell>
          <table:table-cell table:style-name="ce3" table:formula="of:=[.A149]/[.$A$260]" office:value-type="float" office:value="0.00297055107206716">
            <text:p>2.97055107206716E-003</text:p>
          </table:table-cell>
          <table:table-cell table:formula="of:=[.C148]+1"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2.5332654267208E+074">
            <text:p>2.533265426720800E+074</text:p>
          </table:table-cell>
          <table:table-cell table:style-name="ce3" table:formula="of:=[.A150]/[.$A$260]" office:value-type="float" office:value="0.00218777072199541">
            <text:p>2.18777072199541E-003</text:p>
          </table:table-cell>
          <table:table-cell table:formula="of:=[.C149]+1"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.83619238983789E+074">
            <text:p>1.836192389837890E+074</text:p>
          </table:table-cell>
          <table:table-cell table:style-name="ce3" table:formula="of:=[.A151]/[.$A$260]" office:value-type="float" office:value="0.00158576669782217">
            <text:p>1.58576669782217E-003</text:p>
          </table:table-cell>
          <table:table-cell table:formula="of:=[.C150]+1"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1.30981723808436E+074">
            <text:p>1.309817238084360E+074</text:p>
          </table:table-cell>
          <table:table-cell table:style-name="ce3" table:formula="of:=[.A152]/[.$A$260]" office:value-type="float" office:value="0.00113118024444648">
            <text:p>1.13118024444648E-003</text:p>
          </table:table-cell>
          <table:table-cell table:formula="of:=[.C151]+1"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9.19474352562534E+073">
            <text:p>9.194743525625340E+073</text:p>
          </table:table-cell>
          <table:table-cell table:style-name="ce3" table:formula="of:=[.A153]/[.$A$260]" office:value-type="float" office:value="0.000794073549081638">
            <text:p>7.94073549081638E-004</text:p>
          </table:table-cell>
          <table:table-cell table:formula="of:=[.C152]+1" office:value-type="float" office:value="151">
            <text:p>151</text:p>
          </table:table-cell>
          <table:table-cell table:number-columns-repeated="5"/>
        </table:table-row>
        <table:table-row table:style-name="ro1">
          <table:table-cell office:value-type="float" office:value="6.35163204072802E+073">
            <text:p>6.351632040728020E+073</text:p>
          </table:table-cell>
          <table:table-cell table:style-name="ce3" table:formula="of:=[.A154]/[.$A$260]" office:value-type="float" office:value="0.000548537649036657">
            <text:p>5.48537649036657E-004</text:p>
          </table:table-cell>
          <table:table-cell table:formula="of:=[.C153]+1"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4.31744923029879E+073">
            <text:p>4.317449230298790E+073</text:p>
          </table:table-cell>
          <table:table-cell table:style-name="ce3" table:formula="of:=[.A155]/[.$A$260]" office:value-type="float" office:value="0.000372862192809231">
            <text:p>3.72862192809231E-004</text:p>
          </table:table-cell>
          <table:table-cell table:formula="of:=[.C154]+1"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2.88764461506997E+073">
            <text:p>2.887644615069970E+073</text:p>
          </table:table-cell>
          <table:table-cell table:style-name="ce3" table:formula="of:=[.A156]/[.$A$260]" office:value-type="float" office:value="0.000249381856229551">
            <text:p>2.49381856229551E-004</text:p>
          </table:table-cell>
          <table:table-cell table:formula="of:=[.C155]+1"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.90025645636863E+073">
            <text:p>1.900256456368630E+073</text:p>
          </table:table-cell>
          <table:table-cell table:style-name="ce3" table:formula="of:=[.A157]/[.$A$260]" office:value-type="float" office:value="0.00016410935055106">
            <text:p>1.64109350551060E-004</text:p>
          </table:table-cell>
          <table:table-cell table:formula="of:=[.C156]+1"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.23029424418738E+073">
            <text:p>1.230294244187380E+073</text:p>
          </table:table-cell>
          <table:table-cell table:style-name="ce3" table:formula="of:=[.A158]/[.$A$260]" office:value-type="float" office:value="0.000106250284651647">
            <text:p>1.06250284651647E-004</text:p>
          </table:table-cell>
          <table:table-cell table:formula="of:=[.C157]+1"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7.83626907125719E+072">
            <text:p>7.836269071257190E+072</text:p>
          </table:table-cell>
          <table:table-cell table:style-name="ce3" table:formula="of:=[.A159]/[.$A$260]" office:value-type="float" office:value="0.0000676753405424505">
            <text:p>6.76753405424505E-005</text:p>
          </table:table-cell>
          <table:table-cell table:formula="of:=[.C158]+1"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4.91006732945862E+072">
            <text:p>4.910067329458620E+072</text:p>
          </table:table-cell>
          <table:table-cell table:style-name="ce3" table:formula="of:=[.A160]/[.$A$260]" office:value-type="float" office:value="0.0000424041690740671">
            <text:p>4.24041690740671E-005</text:p>
          </table:table-cell>
          <table:table-cell table:formula="of:=[.C159]+1"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3.02633080683613E+072">
            <text:p>3.026330806836130E+072</text:p>
          </table:table-cell>
          <table:table-cell table:style-name="ce3" table:formula="of:=[.A161]/[.$A$260]" office:value-type="float" office:value="0.0000261359029513118">
            <text:p>2.61359029513118E-005</text:p>
          </table:table-cell>
          <table:table-cell table:formula="of:=[.C160]+1"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.8347130516444E+072">
            <text:p>1.834713051644400E+072</text:p>
          </table:table-cell>
          <table:table-cell table:style-name="ce3" table:formula="of:=[.A162]/[.$A$260]" office:value-type="float" office:value="0.0000158448911642327">
            <text:p>1.58448911642327E-005</text:p>
          </table:table-cell>
          <table:table-cell table:formula="of:=[.C161]+1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.09399039104263E+072">
            <text:p>1.093990391042630E+072</text:p>
          </table:table-cell>
          <table:table-cell table:style-name="ce3" table:formula="of:=[.A163]/[.$A$260]" office:value-type="float" office:value="0.00000944788541469784">
            <text:p>9.44788541469784E-006</text:p>
          </table:table-cell>
          <table:table-cell table:formula="of:=[.C162]+1"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6.41537574994133E+071">
            <text:p>6.415375749941330E+071</text:p>
          </table:table-cell>
          <table:table-cell table:style-name="ce3" table:formula="of:=[.A164]/[.$A$260]" office:value-type="float" office:value="0.00000554042663207588">
            <text:p>5.54042663207588E-006</text:p>
          </table:table-cell>
          <table:table-cell table:formula="of:=[.C163]+1"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3.69966454291095E+071">
            <text:p>3.699664542910950E+071</text:p>
          </table:table-cell>
          <table:table-cell table:style-name="ce3" table:formula="of:=[.A165]/[.$A$260]" office:value-type="float" office:value="0.00000319509265898854">
            <text:p>3.19509265898854E-006</text:p>
          </table:table-cell>
          <table:table-cell table:formula="of:=[.C164]+1"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2.09798050299219E+071">
            <text:p>2.097980502992190E+071</text:p>
          </table:table-cell>
          <table:table-cell table:style-name="ce3" table:formula="of:=[.A166]/[.$A$260]" office:value-type="float" office:value="0.00000181185132491424">
            <text:p>1.81185132491424E-006</text:p>
          </table:table-cell>
          <table:table-cell table:formula="of:=[.C165]+1"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.16978306833504E+071">
            <text:p>1.169783068335040E+071</text:p>
          </table:table-cell>
          <table:table-cell table:style-name="ce3" table:formula="of:=[.A167]/[.$A$260]" office:value-type="float" office:value="0.0000010102443751037">
            <text:p>1.01024437510370E-006</text:p>
          </table:table-cell>
          <table:table-cell table:formula="of:=[.C166]+1"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6.41266621798122E+070">
            <text:p>6.412666217981220E+070</text:p>
          </table:table-cell>
          <table:table-cell table:style-name="ce3" table:formula="of:=[.A168]/[.$A$260]" office:value-type="float" office:value="0.000000553808663460459">
            <text:p>5.53808663460459E-007</text:p>
          </table:table-cell>
          <table:table-cell table:formula="of:=[.C167]+1" office:value-type="float" office:value="166">
            <text:p>166</text:p>
          </table:table-cell>
          <table:table-cell table:number-columns-repeated="5"/>
        </table:table-row>
        <table:table-row table:style-name="ro1">
          <table:table-cell office:value-type="float" office:value="3.45592790190605E+070">
            <text:p>3.455927901906050E+070</text:p>
          </table:table-cell>
          <table:table-cell table:style-name="ce3" table:formula="of:=[.A169]/[.$A$260]" office:value-type="float" office:value="0.000000298459758751146">
            <text:p>2.98459758751146E-007</text:p>
          </table:table-cell>
          <table:table-cell table:formula="of:=[.C168]+1"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1.83081894803356E+070">
            <text:p>1.830818948033560E+070</text:p>
          </table:table-cell>
          <table:table-cell table:style-name="ce3" table:formula="of:=[.A170]/[.$A$260]" office:value-type="float" office:value="0.000000158112610290785">
            <text:p>1.58112610290785E-007</text:p>
          </table:table-cell>
          <table:table-cell table:formula="of:=[.C169]+1"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9.53325842763038E+069">
            <text:p>9.533258427630380E+069</text:p>
          </table:table-cell>
          <table:table-cell table:style-name="ce3" table:formula="of:=[.A171]/[.$A$260]" office:value-type="float" office:value="0.0000000823308266602906">
            <text:p>8.23308266602906E-008</text:p>
          </table:table-cell>
          <table:table-cell table:formula="of:=[.C170]+1"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4.87878519531672E+069">
            <text:p>4.878785195316720E+069</text:p>
          </table:table-cell>
          <table:table-cell table:style-name="ce3" table:formula="of:=[.A172]/[.$A$260]" office:value-type="float" office:value="0.0000000421340112908546">
            <text:p>4.21340112908546E-008</text:p>
          </table:table-cell>
          <table:table-cell table:formula="of:=[.C171]+1"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2.45365805144584E+069">
            <text:p>2.453658051445840E+069</text:p>
          </table:table-cell>
          <table:table-cell table:style-name="ce3" table:formula="of:=[.A173]/[.$A$260]" office:value-type="float" office:value="0.0000000211902045088509">
            <text:p>2.11902045088509E-008</text:p>
          </table:table-cell>
          <table:table-cell table:formula="of:=[.C172]+1"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.21256357193544E+069">
            <text:p>1.212563571935440E+069</text:p>
          </table:table-cell>
          <table:table-cell table:style-name="ce3" table:formula="of:=[.A174]/[.$A$260]" office:value-type="float" office:value="0.0000000104719033910019">
            <text:p>1.04719033910019E-008</text:p>
          </table:table-cell>
          <table:table-cell table:formula="of:=[.C173]+1"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5.88759190997556E+068">
            <text:p>5.887591909975560E+068</text:p>
          </table:table-cell>
          <table:table-cell table:style-name="ce3" table:formula="of:=[.A175]/[.$A$260]" office:value-type="float" office:value="0.00000000508462361181594">
            <text:p>5.08462361181594E-009</text:p>
          </table:table-cell>
          <table:table-cell table:formula="of:=[.C174]+1"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2.80844901452857E+068">
            <text:p>2.808449014528570E+068</text:p>
          </table:table-cell>
          <table:table-cell table:style-name="ce3" table:formula="of:=[.A176]/[.$A$260]" office:value-type="float" office:value="0.00000000242542390678576">
            <text:p>2.42542390678576E-009</text:p>
          </table:table-cell>
          <table:table-cell table:formula="of:=[.C175]+1"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.31595896680767E+068">
            <text:p>1.315958966807670E+068</text:p>
          </table:table-cell>
          <table:table-cell table:style-name="ce3" table:formula="of:=[.A177]/[.$A$260]" office:value-type="float" office:value="0.0000000011364843448939">
            <text:p>1.13648434489390E-009</text:p>
          </table:table-cell>
          <table:table-cell table:formula="of:=[.C176]+1"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6.05640206314895E+067">
            <text:p>6.056402063148950E+067</text:p>
          </table:table-cell>
          <table:table-cell table:style-name="ce3" table:formula="of:=[.A178]/[.$A$260]" office:value-type="float" office:value="0.000000000523041090547761">
            <text:p>5.23041090547761E-010</text:p>
          </table:table-cell>
          <table:table-cell table:formula="of:=[.C177]+1"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2.73735686470009E+067">
            <text:p>2.737356864700090E+067</text:p>
          </table:table-cell>
          <table:table-cell table:style-name="ce3" table:formula="of:=[.A179]/[.$A$260]" office:value-type="float" office:value="0.000000000236402752789948">
            <text:p>2.36402752789948E-010</text:p>
          </table:table-cell>
          <table:table-cell table:formula="of:=[.C178]+1"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.21489433882757E+067">
            <text:p>1.214894338827570E+067</text:p>
          </table:table-cell>
          <table:table-cell table:style-name="ce3" table:formula="of:=[.A180]/[.$A$260]" office:value-type="float" office:value="0.000000000104920322867449">
            <text:p>1.04920322867449E-010</text:p>
          </table:table-cell>
          <table:table-cell table:formula="of:=[.C179]+1"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5.29395298483522E+066">
            <text:p>5.293952984835220E+066</text:p>
          </table:table-cell>
          <table:table-cell table:style-name="ce3" table:formula="of:=[.A181]/[.$A$260]" office:value-type="float" office:value="0.0000000000457194702997823">
            <text:p>4.57194702997823E-011</text:p>
          </table:table-cell>
          <table:table-cell table:formula="of:=[.C180]+1"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2.26463544351284E+066">
            <text:p>2.264635443512840E+066</text:p>
          </table:table-cell>
          <table:table-cell table:style-name="ce3" table:formula="of:=[.A182]/[.$A$260]" office:value-type="float" office:value="0.000000000019557773406018">
            <text:p>1.95577734060180E-011</text:p>
          </table:table-cell>
          <table:table-cell table:formula="of:=[.C181]+1"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9.50896650314784E+065">
            <text:p>9.508966503147840E+065</text:p>
          </table:table-cell>
          <table:table-cell table:style-name="ce3" table:formula="of:=[.A183]/[.$A$260]" office:value-type="float" office:value="0.00000000000821210375059318">
            <text:p>8.21210375059318E-012</text:p>
          </table:table-cell>
          <table:table-cell table:formula="of:=[.C182]+1"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3.91853015239609E+065">
            <text:p>3.918530152396090E+065</text:p>
          </table:table-cell>
          <table:table-cell table:style-name="ce3" table:formula="of:=[.A184]/[.$A$260]" office:value-type="float" office:value="0.00000000000338410868843126">
            <text:p>3.38410868843126E-012</text:p>
          </table:table-cell>
          <table:table-cell table:formula="of:=[.C183]+1"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1.584542247417E+065">
            <text:p>1.584542247417000E+065</text:p>
          </table:table-cell>
          <table:table-cell table:style-name="ce3" table:formula="of:=[.A185]/[.$A$260]" office:value-type="float" office:value="0.00000000000136843739313614">
            <text:p>1.36843739313614E-012</text:p>
          </table:table-cell>
          <table:table-cell table:formula="of:=[.C184]+1"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6.28649913377396E+064">
            <text:p>6.286499133773960E+064</text:p>
          </table:table-cell>
          <table:table-cell table:style-name="ce3" table:formula="of:=[.A186]/[.$A$260]" office:value-type="float" office:value="0.000000000000542912661407272">
            <text:p>5.42912661407272E-013</text:p>
          </table:table-cell>
          <table:table-cell table:formula="of:=[.C185]+1"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2.44663750071203E+064">
            <text:p>2.446637500712030E+064</text:p>
          </table:table-cell>
          <table:table-cell table:style-name="ce3" table:formula="of:=[.A187]/[.$A$260]" office:value-type="float" office:value="0.000000000000211295738493641">
            <text:p>2.11295738493641E-013</text:p>
          </table:table-cell>
          <table:table-cell table:formula="of:=[.C186]+1"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float" office:value="9.33931519089E+063">
            <text:p>9.339315190890000E+063</text:p>
          </table:table-cell>
          <table:table-cell table:style-name="ce3" table:formula="of:=[.A188]/[.$A$260]" office:value-type="float" office:value="0.0000000000000806559001776801">
            <text:p>8.06559001776801E-014</text:p>
          </table:table-cell>
          <table:table-cell table:formula="of:=[.C187]+1"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3.49600033883583E+063">
            <text:p>3.496000338835830E+063</text:p>
          </table:table-cell>
          <table:table-cell table:style-name="ce3" table:formula="of:=[.A189]/[.$A$260]" office:value-type="float" office:value="0.0000000000000301920481948535">
            <text:p>3.01920481948535E-014</text:p>
          </table:table-cell>
          <table:table-cell table:formula="of:=[.C188]+1"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.28310650733868E+063">
            <text:p>1.283106507338680E+063</text:p>
          </table:table-cell>
          <table:table-cell table:style-name="ce3" table:formula="of:=[.A190]/[.$A$260]" office:value-type="float" office:value="0.0000000000000110811240715154">
            <text:p>1.10811240715154E-014</text:p>
          </table:table-cell>
          <table:table-cell table:formula="of:=[.C189]+1"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4.61646785709155E+062">
            <text:p>4.616467857091550E+062</text:p>
          </table:table-cell>
          <table:table-cell table:style-name="ce3" table:formula="of:=[.A191]/[.$A$260]" office:value-type="float" office:value="3.98685945430183E-015">
            <text:p>3.98685945430183E-015</text:p>
          </table:table-cell>
          <table:table-cell table:formula="of:=[.C190]+1"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.62791234960597E+062">
            <text:p>1.627912349605970E+062</text:p>
          </table:table-cell>
          <table:table-cell table:style-name="ce3" table:formula="of:=[.A192]/[.$A$260]" office:value-type="float" office:value="1.4058925444117E-015">
            <text:p>1.40589254441170E-015</text:p>
          </table:table-cell>
          <table:table-cell table:formula="of:=[.C191]+1"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float" office:value="5.62524686251277E+061">
            <text:p>5.625246862512770E+061</text:p>
          </table:table-cell>
          <table:table-cell table:style-name="ce3" table:formula="of:=[.A193]/[.$A$260]" office:value-type="float" office:value="4.85805800686765E-016">
            <text:p>4.85805800686765E-016</text:p>
          </table:table-cell>
          <table:table-cell table:formula="of:=[.C192]+1"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.90438044824651E+061">
            <text:p>1.904380448246510E+061</text:p>
          </table:table-cell>
          <table:table-cell table:style-name="ce3" table:formula="of:=[.A194]/[.$A$260]" office:value-type="float" office:value="1.64465505440832E-016">
            <text:p>1.64465505440832E-016</text:p>
          </table:table-cell>
          <table:table-cell table:formula="of:=[.C193]+1"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6.31504397345994E+060">
            <text:p>6.315043973459940E+060</text:p>
          </table:table-cell>
          <table:table-cell table:style-name="ce3" table:formula="of:=[.A195]/[.$A$260]" office:value-type="float" office:value="5.45377841876334E-017">
            <text:p>5.45377841876334E-017</text:p>
          </table:table-cell>
          <table:table-cell table:formula="of:=[.C194]+1"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2.05076170272152E+060">
            <text:p>2.050761702721520E+060</text:p>
          </table:table-cell>
          <table:table-cell table:style-name="ce3" table:formula="of:=[.A196]/[.$A$260]" office:value-type="float" office:value="1.77107237310355E-017">
            <text:p>1.77107237310355E-017</text:p>
          </table:table-cell>
          <table:table-cell table:formula="of:=[.C195]+1"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6.52037054198639E+059">
            <text:p>6.520370541986390E+059</text:p>
          </table:table-cell>
          <table:table-cell table:style-name="ce3" table:formula="of:=[.A197]/[.$A$260]" office:value-type="float" office:value="5.6311019042267E-018">
            <text:p>5.63110190422670E-018</text:p>
          </table:table-cell>
          <table:table-cell table:formula="of:=[.C196]+1"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2.02929899521005E+059">
            <text:p>2.029298995210050E+059</text:p>
          </table:table-cell>
          <table:table-cell table:style-name="ce3" table:formula="of:=[.A198]/[.$A$260]" office:value-type="float" office:value="1.75253681713178E-018">
            <text:p>1.75253681713178E-018</text:p>
          </table:table-cell>
          <table:table-cell table:formula="of:=[.C197]+1"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6.18060607678188E+058">
            <text:p>6.180606076781880E+058</text:p>
          </table:table-cell>
          <table:table-cell table:style-name="ce3" table:formula="of:=[.A199]/[.$A$260]" office:value-type="float" office:value="5.33767558517293E-019">
            <text:p>5.33767558517293E-019</text:p>
          </table:table-cell>
          <table:table-cell table:formula="of:=[.C198]+1"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1.84169575015218E+058">
            <text:p>1.841695750152180E+058</text:p>
          </table:table-cell>
          <table:table-cell table:style-name="ce3" table:formula="of:=[.A200]/[.$A$260]" office:value-type="float" office:value="1.59051949255153E-019">
            <text:p>1.59051949255153E-019</text:p>
          </table:table-cell>
          <table:table-cell table:formula="of:=[.C199]+1" office:value-type="float" office:value="198">
            <text:p>198</text:p>
          </table:table-cell>
          <table:table-cell table:number-columns-repeated="5"/>
        </table:table-row>
        <table:table-row table:style-name="ro1">
          <table:table-cell office:value-type="float" office:value="5.36775645772996E+057">
            <text:p>5.367756457729960E+057</text:p>
          </table:table-cell>
          <table:table-cell table:style-name="ce3" table:formula="of:=[.A201]/[.$A$260]" office:value-type="float" office:value="4.63568495316526E-020">
            <text:p>4.63568495316526E-020</text:p>
          </table:table-cell>
          <table:table-cell table:formula="of:=[.C200]+1"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1.52981059045304E+057">
            <text:p>1.529810590453040E+057</text:p>
          </table:table-cell>
          <table:table-cell table:style-name="ce3" table:formula="of:=[.A202]/[.$A$260]" office:value-type="float" office:value="1.3211702116521E-020">
            <text:p>1.32117021165210E-020</text:p>
          </table:table-cell>
          <table:table-cell table:formula="of:=[.C201]+1" office:value-type="float" office:value="200">
            <text:p>200</text:p>
          </table:table-cell>
          <table:table-cell table:number-columns-repeated="5"/>
        </table:table-row>
        <table:table-row table:style-name="ro1">
          <table:table-cell office:value-type="float" office:value="4.26215885897364E+056">
            <text:p>4.262158858973640E+056</text:p>
          </table:table-cell>
          <table:table-cell table:style-name="ce3" table:formula="of:=[.A203]/[.$A$260]" office:value-type="float" office:value="3.68087223146854E-021">
            <text:p>3.68087223146854E-021</text:p>
          </table:table-cell>
          <table:table-cell table:formula="of:=[.C202]+1" office:value-type="float" office:value="201">
            <text:p>201</text:p>
          </table:table-cell>
          <table:table-cell table:number-columns-repeated="5"/>
        </table:table-row>
        <table:table-row table:style-name="ro1">
          <table:table-cell office:value-type="float" office:value="1.1604887982354E+056">
            <text:p>1.160488798235400E+056</text:p>
          </table:table-cell>
          <table:table-cell table:style-name="ce3" table:formula="of:=[.A204]/[.$A$260]" office:value-type="float" office:value="1.00221768678599E-021">
            <text:p>1.00221768678599E-021</text:p>
          </table:table-cell>
          <table:table-cell table:formula="of:=[.C203]+1" office:value-type="float" office:value="202">
            <text:p>202</text:p>
          </table:table-cell>
          <table:table-cell table:number-columns-repeated="5"/>
        </table:table-row>
        <table:table-row table:style-name="ro1">
          <table:table-cell office:value-type="float" office:value="3.0870145371779E+055">
            <text:p>3.087014537177900E+055</text:p>
          </table:table-cell>
          <table:table-cell table:style-name="ce3" table:formula="of:=[.A205]/[.$A$260]" office:value-type="float" office:value="2.66599778750952E-022">
            <text:p>2.66599778750952E-022</text:p>
          </table:table-cell>
          <table:table-cell table:formula="of:=[.C204]+1" office:value-type="float" office:value="203">
            <text:p>203</text:p>
          </table:table-cell>
          <table:table-cell table:number-columns-repeated="5"/>
        </table:table-row>
        <table:table-row table:style-name="ro1">
          <table:table-cell office:value-type="float" office:value="8.0201848269818E+054">
            <text:p>8.020184826981800E+054</text:p>
          </table:table-cell>
          <table:table-cell table:style-name="ce3" table:formula="of:=[.A206]/[.$A$260]" office:value-type="float" office:value="6.92636680088258E-023">
            <text:p>6.92636680088258E-023</text:p>
          </table:table-cell>
          <table:table-cell table:formula="of:=[.C205]+1" office:value-type="float" office:value="204">
            <text:p>204</text:p>
          </table:table-cell>
          <table:table-cell table:number-columns-repeated="5"/>
        </table:table-row>
        <table:table-row table:style-name="ro1">
          <table:table-cell office:value-type="float" office:value="2.03438834635636E+054">
            <text:p>2.034388346356360E+054</text:p>
          </table:table-cell>
          <table:table-cell table:style-name="ce3" table:formula="of:=[.A207]/[.$A$260]" office:value-type="float" office:value="1.75693206656534E-023">
            <text:p>1.75693206656534E-023</text:p>
          </table:table-cell>
          <table:table-cell table:formula="of:=[.C206]+1" office:value-type="float" office:value="205">
            <text:p>205</text:p>
          </table:table-cell>
          <table:table-cell table:number-columns-repeated="5"/>
        </table:table-row>
        <table:table-row table:style-name="ro1">
          <table:table-cell office:value-type="float" office:value="5.03659250796963E+053">
            <text:p>5.036592507969630E+053</text:p>
          </table:table-cell>
          <table:table-cell table:style-name="ce3" table:formula="of:=[.A208]/[.$A$260]" office:value-type="float" office:value="4.34968618421516E-024">
            <text:p>4.34968618421516E-024</text:p>
          </table:table-cell>
          <table:table-cell table:formula="of:=[.C207]+1" office:value-type="float" office:value="206">
            <text:p>206</text:p>
          </table:table-cell>
          <table:table-cell table:number-columns-repeated="5"/>
        </table:table-row>
        <table:table-row table:style-name="ro1">
          <table:table-cell office:value-type="float" office:value="1.21656823864001E+053">
            <text:p>1.216568238640010E+053</text:p>
          </table:table-cell>
          <table:table-cell table:style-name="ce3" table:formula="of:=[.A209]/[.$A$260]" office:value-type="float" office:value="1.05064883676695E-024">
            <text:p>1.05064883676695E-024</text:p>
          </table:table-cell>
          <table:table-cell table:formula="of:=[.C208]+1" office:value-type="float" office:value="207">
            <text:p>207</text:p>
          </table:table-cell>
          <table:table-cell table:number-columns-repeated="5"/>
        </table:table-row>
        <table:table-row table:style-name="ro1">
          <table:table-cell office:value-type="float" office:value="2.86595402371925E+052">
            <text:p>2.865954023719250E+052</text:p>
          </table:table-cell>
          <table:table-cell table:style-name="ce3" table:formula="of:=[.A210]/[.$A$260]" office:value-type="float" office:value="2.47508620199906E-025">
            <text:p>2.47508620199906E-025</text:p>
          </table:table-cell>
          <table:table-cell table:formula="of:=[.C209]+1" office:value-type="float" office:value="208">
            <text:p>208</text:p>
          </table:table-cell>
          <table:table-cell table:number-columns-repeated="5"/>
        </table:table-row>
        <table:table-row table:style-name="ro1">
          <table:table-cell office:value-type="float" office:value="6.58209536547961E+051">
            <text:p>6.582095365479610E+051</text:p>
          </table:table-cell>
          <table:table-cell table:style-name="ce3" table:formula="of:=[.A211]/[.$A$260]" office:value-type="float" office:value="5.68440850219879E-026">
            <text:p>5.68440850219879E-026</text:p>
          </table:table-cell>
          <table:table-cell table:formula="of:=[.C210]+1" office:value-type="float" office:value="209">
            <text:p>209</text:p>
          </table:table-cell>
          <table:table-cell table:number-columns-repeated="5"/>
        </table:table-row>
        <table:table-row table:style-name="ro1">
          <table:table-cell office:value-type="float" office:value="1.47313562941687E+051">
            <text:p>1.473135629416870E+051</text:p>
          </table:table-cell>
          <table:table-cell table:style-name="ce3" table:formula="of:=[.A212]/[.$A$260]" office:value-type="float" office:value="1.27222476001592E-026">
            <text:p>1.27222476001592E-026</text:p>
          </table:table-cell>
          <table:table-cell table:formula="of:=[.C211]+1"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3.21157530583771E+050">
            <text:p>3.211575305837710E+050</text:p>
          </table:table-cell>
          <table:table-cell table:style-name="ce3" table:formula="of:=[.A213]/[.$A$260]" office:value-type="float" office:value="2.77357056685935E-027">
            <text:p>2.77357056685935E-027</text:p>
          </table:table-cell>
          <table:table-cell table:formula="of:=[.C212]+1" office:value-type="float" office:value="211">
            <text:p>211</text:p>
          </table:table-cell>
          <table:table-cell table:number-columns-repeated="5"/>
        </table:table-row>
        <table:table-row table:style-name="ro1">
          <table:table-cell office:value-type="float" office:value="6.81702305484421E+049">
            <text:p>6.817023054844210E+049</text:p>
          </table:table-cell>
          <table:table-cell table:style-name="ce3" table:formula="of:=[.A214]/[.$A$260]" office:value-type="float" office:value="5.88729601455995E-028">
            <text:p>5.88729601455995E-028</text:p>
          </table:table-cell>
          <table:table-cell table:formula="of:=[.C213]+1" office:value-type="float" office:value="212">
            <text:p>212</text:p>
          </table:table-cell>
          <table:table-cell table:number-columns-repeated="5"/>
        </table:table-row>
        <table:table-row table:style-name="ro1">
          <table:table-cell office:value-type="float" office:value="1.40821133527298E+049">
            <text:p>1.408211335272980E+049</text:p>
          </table:table-cell>
          <table:table-cell table:style-name="ce3" table:formula="of:=[.A215]/[.$A$260]" office:value-type="float" office:value="1.21615504526121E-028">
            <text:p>1.21615504526121E-028</text:p>
          </table:table-cell>
          <table:table-cell table:formula="of:=[.C214]+1" office:value-type="float" office:value="213">
            <text:p>213</text:p>
          </table:table-cell>
          <table:table-cell table:number-columns-repeated="5"/>
        </table:table-row>
        <table:table-row table:style-name="ro1">
          <table:table-cell office:value-type="float" office:value="2.82958352414665E+048">
            <text:p>2.829583524146650E+048</text:p>
          </table:table-cell>
          <table:table-cell table:style-name="ce3" table:formula="of:=[.A216]/[.$A$260]" office:value-type="float" office:value="2.44367602552486E-029">
            <text:p>2.44367602552486E-029</text:p>
          </table:table-cell>
          <table:table-cell table:formula="of:=[.C215]+1" office:value-type="float" office:value="214">
            <text:p>214</text:p>
          </table:table-cell>
          <table:table-cell table:number-columns-repeated="5"/>
        </table:table-row>
        <table:table-row table:style-name="ro1">
          <table:table-cell office:value-type="float" office:value="5.52755851228647E+047">
            <text:p>5.527558512286470E+047</text:p>
          </table:table-cell>
          <table:table-cell table:style-name="ce3" table:formula="of:=[.A217]/[.$A$260]" office:value-type="float" office:value="4.77369270102531E-030">
            <text:p>4.77369270102531E-030</text:p>
          </table:table-cell>
          <table:table-cell table:formula="of:=[.C216]+1" office:value-type="float" office:value="215">
            <text:p>215</text:p>
          </table:table-cell>
          <table:table-cell table:number-columns-repeated="5"/>
        </table:table-row>
        <table:table-row table:style-name="ro1">
          <table:table-cell office:value-type="float" office:value="1.04921249538771E+047">
            <text:p>1.049212495387710E+047</text:p>
          </table:table-cell>
          <table:table-cell table:style-name="ce3" table:formula="of:=[.A218]/[.$A$260]" office:value-type="float" office:value="9.06117596027952E-031">
            <text:p>9.06117596027952E-031</text:p>
          </table:table-cell>
          <table:table-cell table:formula="of:=[.C217]+1" office:value-type="float" office:value="216">
            <text:p>216</text:p>
          </table:table-cell>
          <table:table-cell table:number-columns-repeated="5"/>
        </table:table-row>
        <table:table-row table:style-name="ro1">
          <table:table-cell office:value-type="float" office:value="1.9340322495626E+046">
            <text:p>1.934032249562600E+046</text:p>
          </table:table-cell>
          <table:table-cell table:style-name="ce3" table:formula="of:=[.A219]/[.$A$260]" office:value-type="float" office:value="1.67026284982111E-031">
            <text:p>1.67026284982111E-031</text:p>
          </table:table-cell>
          <table:table-cell table:formula="of:=[.C218]+1" office:value-type="float" office:value="217">
            <text:p>217</text:p>
          </table:table-cell>
          <table:table-cell table:number-columns-repeated="5"/>
        </table:table-row>
        <table:table-row table:style-name="ro1">
          <table:table-cell office:value-type="float" office:value="3.45996595105235E+045">
            <text:p>3.459965951052350E+045</text:p>
          </table:table-cell>
          <table:table-cell table:style-name="ce3" table:formula="of:=[.A220]/[.$A$260]" office:value-type="float" office:value="2.98808491481758E-032">
            <text:p>2.98808491481758E-032</text:p>
          </table:table-cell>
          <table:table-cell table:formula="of:=[.C219]+1" office:value-type="float" office:value="218">
            <text:p>218</text:p>
          </table:table-cell>
          <table:table-cell table:number-columns-repeated="5"/>
        </table:table-row>
        <table:table-row table:style-name="ro1">
          <table:table-cell office:value-type="float" office:value="6.00359388767076E+044">
            <text:p>6.003593887670760E+044</text:p>
          </table:table-cell>
          <table:table-cell table:style-name="ce3" table:formula="of:=[.A221]/[.$A$260]" office:value-type="float" office:value="5.18480487502595E-033">
            <text:p>5.18480487502595E-033</text:p>
          </table:table-cell>
          <table:table-cell table:formula="of:=[.C220]+1" office:value-type="float" office:value="219">
            <text:p>219</text:p>
          </table:table-cell>
          <table:table-cell table:number-columns-repeated="5"/>
        </table:table-row>
        <table:table-row table:style-name="ro1">
          <table:table-cell office:value-type="float" office:value="1.00969533565372E+044">
            <text:p>1.009695335653720E+044</text:p>
          </table:table-cell>
          <table:table-cell table:style-name="ce3" table:formula="of:=[.A222]/[.$A$260]" office:value-type="float" office:value="8.71989910799819E-034">
            <text:p>8.71989910799819E-034</text:p>
          </table:table-cell>
          <table:table-cell table:formula="of:=[.C221]+1" office:value-type="float" office:value="220">
            <text:p>220</text:p>
          </table:table-cell>
          <table:table-cell table:number-columns-repeated="5"/>
        </table:table-row>
        <table:table-row table:style-name="ro1">
          <table:table-cell office:value-type="float" office:value="1.64475258296533E+043">
            <text:p>1.644752582965330E+043</text:p>
          </table:table-cell>
          <table:table-cell table:style-name="ce3" table:formula="of:=[.A223]/[.$A$260]" office:value-type="float" office:value="1.42043605379156E-034">
            <text:p>1.42043605379156E-034</text:p>
          </table:table-cell>
          <table:table-cell table:formula="of:=[.C222]+1" office:value-type="float" office:value="221">
            <text:p>221</text:p>
          </table:table-cell>
          <table:table-cell table:number-columns-repeated="5"/>
        </table:table-row>
        <table:table-row table:style-name="ro1">
          <table:table-cell office:value-type="float" office:value="2.59307839656696E+042">
            <text:p>2.593078396566960E+042</text:p>
          </table:table-cell>
          <table:table-cell table:style-name="ce3" table:formula="of:=[.A224]/[.$A$260]" office:value-type="float" office:value="2.23942621093263E-035">
            <text:p>2.23942621093263E-035</text:p>
          </table:table-cell>
          <table:table-cell table:formula="of:=[.C223]+1" office:value-type="float" office:value="222">
            <text:p>222</text:p>
          </table:table-cell>
          <table:table-cell table:number-columns-repeated="5"/>
        </table:table-row>
        <table:table-row table:style-name="ro1">
          <table:table-cell office:value-type="float" office:value="3.95357244319627E+041">
            <text:p>3.953572443196270E+041</text:p>
          </table:table-cell>
          <table:table-cell table:style-name="ce3" table:formula="of:=[.A225]/[.$A$260]" office:value-type="float" office:value="3.41437180142196E-036">
            <text:p>3.41437180142196E-036</text:p>
          </table:table-cell>
          <table:table-cell table:formula="of:=[.C224]+1" office:value-type="float" office:value="223">
            <text:p>223</text:p>
          </table:table-cell>
          <table:table-cell table:number-columns-repeated="5"/>
        </table:table-row>
        <table:table-row table:style-name="ro1">
          <table:table-cell office:value-type="float" office:value="5.82445940292307E+040">
            <text:p>5.824459402923070E+040</text:p>
          </table:table-cell>
          <table:table-cell table:style-name="ce3" table:formula="of:=[.A226]/[.$A$260]" office:value-type="float" office:value="5.03010131459484E-037">
            <text:p>5.03010131459484E-037</text:p>
          </table:table-cell>
          <table:table-cell table:formula="of:=[.C225]+1" office:value-type="float" office:value="224">
            <text:p>224</text:p>
          </table:table-cell>
          <table:table-cell table:number-columns-repeated="5"/>
        </table:table-row>
        <table:table-row table:style-name="ro1">
          <table:table-cell office:value-type="float" office:value="8.28367559526838E+039">
            <text:p>8.283675595268380E+039</text:p>
          </table:table-cell>
          <table:table-cell table:style-name="ce3" table:formula="of:=[.A227]/[.$A$260]" office:value-type="float" office:value="7.15392186964601E-038">
            <text:p>7.15392186964601E-038</text:p>
          </table:table-cell>
          <table:table-cell table:formula="of:=[.C226]+1" office:value-type="float" office:value="225">
            <text:p>225</text:p>
          </table:table-cell>
          <table:table-cell table:number-columns-repeated="5"/>
        </table:table-row>
        <table:table-row table:style-name="ro1">
          <table:table-cell office:value-type="float" office:value="1.13625638696159E+039">
            <text:p>1.136256386961590E+039</text:p>
          </table:table-cell>
          <table:table-cell table:style-name="ce3" table:formula="of:=[.A228]/[.$A$260]" office:value-type="float" office:value="9.81290167960291E-039">
            <text:p>9.81290167960291E-039</text:p>
          </table:table-cell>
          <table:table-cell table:formula="of:=[.C227]+1" office:value-type="float" office:value="226">
            <text:p>226</text:p>
          </table:table-cell>
          <table:table-cell table:number-columns-repeated="5"/>
        </table:table-row>
        <table:table-row table:style-name="ro1">
          <table:table-cell office:value-type="float" office:value="1.50166042329726E+038">
            <text:p>1.501660423297260E+038</text:p>
          </table:table-cell>
          <table:table-cell table:style-name="ce3" table:formula="of:=[.A229]/[.$A$260]" office:value-type="float" office:value="1.29685925281096E-039">
            <text:p>1.29685925281096E-039</text:p>
          </table:table-cell>
          <table:table-cell table:formula="of:=[.C228]+1" office:value-type="float" office:value="227">
            <text:p>227</text:p>
          </table:table-cell>
          <table:table-cell table:number-columns-repeated="5"/>
        </table:table-row>
        <table:table-row table:style-name="ro1">
          <table:table-cell office:value-type="float" office:value="1.91000667875528E+037">
            <text:p>1.910006678755280E+037</text:p>
          </table:table-cell>
          <table:table-cell table:style-name="ce3" table:formula="of:=[.A230]/[.$A$260]" office:value-type="float" office:value="1.64951396190867E-040">
            <text:p>1.64951396190867E-040</text:p>
          </table:table-cell>
          <table:table-cell table:formula="of:=[.C229]+1" office:value-type="float" office:value="228">
            <text:p>228</text:p>
          </table:table-cell>
          <table:table-cell table:number-columns-repeated="5"/>
        </table:table-row>
        <table:table-row table:style-name="ro1">
          <table:table-cell office:value-type="float" office:value="2.33537934520297E+036">
            <text:p>2.335379345202970E+036</text:p>
          </table:table-cell>
          <table:table-cell table:style-name="ce3" table:formula="of:=[.A231]/[.$A$260]" office:value-type="float" office:value="2.01687296652589E-041">
            <text:p>2.01687296652589E-041</text:p>
          </table:table-cell>
          <table:table-cell table:formula="of:=[.C230]+1" office:value-type="float" office:value="229">
            <text:p>229</text:p>
          </table:table-cell>
          <table:table-cell table:number-columns-repeated="5"/>
        </table:table-row>
        <table:table-row table:style-name="ro1">
          <table:table-cell office:value-type="float" office:value="2.74153227480348E+035">
            <text:p>2.741532274803480E+035</text:p>
          </table:table-cell>
          <table:table-cell table:style-name="ce3" table:formula="of:=[.A232]/[.$A$260]" office:value-type="float" office:value="2.36763348244344E-042">
            <text:p>2.36763348244344E-042</text:p>
          </table:table-cell>
          <table:table-cell table:formula="of:=[.C231]+1" office:value-type="float" office:value="230">
            <text:p>230</text:p>
          </table:table-cell>
          <table:table-cell table:number-columns-repeated="5"/>
        </table:table-row>
        <table:table-row table:style-name="ro1">
          <table:table-cell office:value-type="float" office:value="3.08570732228963E+034">
            <text:p>3.085707322289630E+034</text:p>
          </table:table-cell>
          <table:table-cell table:style-name="ce3" table:formula="of:=[.A233]/[.$A$260]" office:value-type="float" office:value="2.66486885469824E-043">
            <text:p>2.66486885469824E-043</text:p>
          </table:table-cell>
          <table:table-cell table:formula="of:=[.C232]+1" office:value-type="float" office:value="231">
            <text:p>231</text:p>
          </table:table-cell>
          <table:table-cell table:number-columns-repeated="5"/>
        </table:table-row>
        <table:table-row table:style-name="ro1">
          <table:table-cell office:value-type="float" office:value="3.325115649019E+033">
            <text:p>3.325115649019000E+033</text:p>
          </table:table-cell>
          <table:table-cell table:style-name="ce3" table:formula="of:=[.A234]/[.$A$260]" office:value-type="float" office:value="2.87162592101104E-044">
            <text:p>2.87162592101104E-044</text:p>
          </table:table-cell>
          <table:table-cell table:formula="of:=[.C233]+1" office:value-type="float" office:value="232">
            <text:p>232</text:p>
          </table:table-cell>
          <table:table-cell table:number-columns-repeated="5"/>
        </table:table-row>
        <table:table-row table:style-name="ro1">
          <table:table-cell office:value-type="float" office:value="3.42501182731571E+032">
            <text:p>3.425011827315710E+032</text:p>
          </table:table-cell>
          <table:table-cell table:style-name="ce3" table:formula="of:=[.A235]/[.$A$260]" office:value-type="float" office:value="2.95789794438905E-045">
            <text:p>2.95789794438905E-045</text:p>
          </table:table-cell>
          <table:table-cell table:formula="of:=[.C234]+1" office:value-type="float" office:value="233">
            <text:p>233</text:p>
          </table:table-cell>
          <table:table-cell table:number-columns-repeated="5"/>
        </table:table-row>
        <table:table-row table:style-name="ro1">
          <table:table-cell office:value-type="float" office:value="3.36646461659236E+031">
            <text:p>3.366464616592360E+031</text:p>
          </table:table-cell>
          <table:table-cell table:style-name="ce3" table:formula="of:=[.A236]/[.$A$260]" office:value-type="float" office:value="2.9073355863653E-046">
            <text:p>2.90733558636530E-046</text:p>
          </table:table-cell>
          <table:table-cell table:formula="of:=[.C235]+1" office:value-type="float" office:value="234">
            <text:p>234</text:p>
          </table:table-cell>
          <table:table-cell table:number-columns-repeated="5"/>
        </table:table-row>
        <table:table-row table:style-name="ro1">
          <table:table-cell office:value-type="float" office:value="3.15158389638434E+030">
            <text:p>3.151583896384340E+030</text:p>
          </table:table-cell>
          <table:table-cell table:style-name="ce3" table:formula="of:=[.A237]/[.$A$260]" office:value-type="float" office:value="2.72176097446965E-047">
            <text:p>2.72176097446965E-047</text:p>
          </table:table-cell>
          <table:table-cell table:formula="of:=[.C236]+1" office:value-type="float" office:value="235">
            <text:p>235</text:p>
          </table:table-cell>
          <table:table-cell table:number-columns-repeated="5"/>
        </table:table-row>
        <table:table-row table:style-name="ro1">
          <table:table-cell office:value-type="float" office:value="2.80437550101997E+029">
            <text:p>2.804375501019970E+029</text:p>
          </table:table-cell>
          <table:table-cell table:style-name="ce3" table:formula="of:=[.A238]/[.$A$260]" office:value-type="float" office:value="2.42190595185859E-048">
            <text:p>2.42190595185859E-048</text:p>
          </table:table-cell>
          <table:table-cell table:formula="of:=[.C237]+1" office:value-type="float" office:value="236">
            <text:p>236</text:p>
          </table:table-cell>
          <table:table-cell table:number-columns-repeated="5"/>
        </table:table-row>
        <table:table-row table:style-name="ro1">
          <table:table-cell office:value-type="float" office:value="2.36656160423626E+028">
            <text:p>2.366561604236260E+028</text:p>
          </table:table-cell>
          <table:table-cell table:style-name="ce3" table:formula="of:=[.A239]/[.$A$260]" office:value-type="float" office:value="2.04380249101991E-049">
            <text:p>2.04380249101991E-049</text:p>
          </table:table-cell>
          <table:table-cell table:formula="of:=[.C238]+1" office:value-type="float" office:value="237">
            <text:p>237</text:p>
          </table:table-cell>
          <table:table-cell table:number-columns-repeated="5"/>
        </table:table-row>
        <table:table-row table:style-name="ro1">
          <table:table-cell office:value-type="float" office:value="1.8892718689281E+027">
            <text:p>1.889271868928100E+027</text:p>
          </table:table-cell>
          <table:table-cell table:style-name="ce3" table:formula="of:=[.A240]/[.$A$260]" office:value-type="float" office:value="1.63160703064614E-050">
            <text:p>1.63160703064614E-050</text:p>
          </table:table-cell>
          <table:table-cell table:formula="of:=[.C239]+1" office:value-type="float" office:value="238">
            <text:p>238</text:p>
          </table:table-cell>
          <table:table-cell table:number-columns-repeated="5"/>
        </table:table-row>
        <table:table-row table:style-name="ro1">
          <table:table-cell office:value-type="float" office:value="1.42288257910903E+026">
            <text:p>1.422882579109030E+026</text:p>
          </table:table-cell>
          <table:table-cell table:style-name="ce3" table:formula="of:=[.A241]/[.$A$260]" office:value-type="float" office:value="1.22882537872931E-051">
            <text:p>1.22882537872931E-051</text:p>
          </table:table-cell>
          <table:table-cell table:formula="of:=[.C240]+1" office:value-type="float" office:value="239">
            <text:p>239</text:p>
          </table:table-cell>
          <table:table-cell table:number-columns-repeated="5"/>
        </table:table-row>
        <table:table-row table:style-name="ro1">
          <table:table-cell office:value-type="float" office:value="1.00787516020223E+025">
            <text:p>1.007875160202230E+025</text:p>
          </table:table-cell>
          <table:table-cell table:style-name="ce3" table:formula="of:=[.A242]/[.$A$260]" office:value-type="float" office:value="8.70417976599928E-053">
            <text:p>8.70417976599928E-053</text:p>
          </table:table-cell>
          <table:table-cell table:formula="of:=[.C241]+1" office:value-type="float" office:value="240">
            <text:p>240</text:p>
          </table:table-cell>
          <table:table-cell table:number-columns-repeated="5"/>
        </table:table-row>
        <table:table-row table:style-name="ro1">
          <table:table-cell office:value-type="float" office:value="6.69128737063722E+023">
            <text:p>6.691287370637220E+023</text:p>
          </table:table-cell>
          <table:table-cell table:style-name="ce3" table:formula="of:=[.A243]/[.$A$260]" office:value-type="float" office:value="5.77870855833978E-054">
            <text:p>5.77870855833978E-054</text:p>
          </table:table-cell>
          <table:table-cell table:formula="of:=[.C242]+1" office:value-type="float" office:value="241">
            <text:p>241</text:p>
          </table:table-cell>
          <table:table-cell table:number-columns-repeated="5"/>
        </table:table-row>
        <table:table-row table:style-name="ro1">
          <table:table-cell office:value-type="float" office:value="4.14749217188258E+022">
            <text:p>4.147492171882580E+022</text:p>
          </table:table-cell>
          <table:table-cell table:style-name="ce3" table:formula="of:=[.A244]/[.$A$260]" office:value-type="float" office:value="3.58184414773127E-055">
            <text:p>3.58184414773127E-055</text:p>
          </table:table-cell>
          <table:table-cell table:formula="of:=[.C243]+1" office:value-type="float" office:value="242">
            <text:p>242</text:p>
          </table:table-cell>
          <table:table-cell table:number-columns-repeated="5"/>
        </table:table-row>
        <table:table-row table:style-name="ro1">
          <table:table-cell office:value-type="float" office:value="2.38950166281301E+021">
            <text:p>2.389501662813010E+021</text:p>
          </table:table-cell>
          <table:table-cell table:style-name="ce3" table:formula="of:=[.A245]/[.$A$260]" office:value-type="float" office:value="2.06361391227316E-056">
            <text:p>2.06361391227316E-056</text:p>
          </table:table-cell>
          <table:table-cell table:formula="of:=[.C244]+1" office:value-type="float" office:value="243">
            <text:p>243</text:p>
          </table:table-cell>
          <table:table-cell table:number-columns-repeated="5"/>
        </table:table-row>
        <table:table-row table:style-name="ro1">
          <table:table-cell office:value-type="float" office:value="1.27309514822004E+020">
            <text:p>1.273095148220040E+020</text:p>
          </table:table-cell>
          <table:table-cell table:style-name="ce3" table:formula="of:=[.A246]/[.$A$260]" office:value-type="float" office:value="1.09946642867012E-057">
            <text:p>1.09946642867012E-057</text:p>
          </table:table-cell>
          <table:table-cell table:formula="of:=[.C245]+1" office:value-type="float" office:value="244">
            <text:p>244</text:p>
          </table:table-cell>
          <table:table-cell table:number-columns-repeated="5"/>
        </table:table-row>
        <table:table-row table:style-name="ro1">
          <table:table-cell office:value-type="float" office:value="6.2355680729145E+018">
            <text:p>6.235568072914500E+018</text:p>
          </table:table-cell>
          <table:table-cell table:style-name="ce3" table:formula="of:=[.A247]/[.$A$260]" office:value-type="float" office:value="5.38514169144551E-059">
            <text:p>5.38514169144551E-059</text:p>
          </table:table-cell>
          <table:table-cell table:formula="of:=[.C246]+1"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float" office:value="2.78826214642518E+017">
            <text:p>2.788262146425180E+017</text:p>
          </table:table-cell>
          <table:table-cell table:style-name="ce3" table:formula="of:=[.A248]/[.$A$260]" office:value-type="float" office:value="2.40799018723173E-060">
            <text:p>2.40799018723173E-060</text:p>
          </table:table-cell>
          <table:table-cell table:formula="of:=[.C247]+1" office:value-type="float" office:value="246">
            <text:p>246</text:p>
          </table:table-cell>
          <table:table-cell table:number-columns-repeated="5"/>
        </table:table-row>
        <table:table-row table:style-name="ro1">
          <table:table-cell office:value-type="float" office:value="1.1288510714272E+016">
            <text:p>1.128851071427200E+016</text:p>
          </table:table-cell>
          <table:table-cell table:style-name="ce3" table:formula="of:=[.A249]/[.$A$260]" office:value-type="float" office:value="9.74894812644426E-062">
            <text:p>9.74894812644426E-062</text:p>
          </table:table-cell>
          <table:table-cell table:formula="of:=[.C248]+1" office:value-type="float" office:value="247">
            <text:p>247</text:p>
          </table:table-cell>
          <table:table-cell table:number-columns-repeated="5"/>
        </table:table-row>
        <table:table-row table:style-name="ro1">
          <table:table-cell office:value-type="float" office:value="409663695276000">
            <text:p>4.096636952760000E+014</text:p>
          </table:table-cell>
          <table:table-cell table:style-name="ce3" table:formula="of:=[.A250]/[.$A$260]" office:value-type="float" office:value="3.53792472330638E-063">
            <text:p>3.53792472330638E-063</text:p>
          </table:table-cell>
          <table:table-cell table:formula="of:=[.C249]+1" office:value-type="float" office:value="248">
            <text:p>248</text:p>
          </table:table-cell>
          <table:table-cell table:number-columns-repeated="5"/>
        </table:table-row>
        <table:table-row table:style-name="ro1">
          <table:table-cell office:value-type="float" office:value="13161885792000">
            <text:p>1.316188579200000E+013</text:p>
          </table:table-cell>
          <table:table-cell table:style-name="ce3" table:formula="of:=[.A251]/[.$A$260]" office:value-type="float" office:value="1.13668264202615E-064">
            <text:p>1.13668264202615E-064</text:p>
          </table:table-cell>
          <table:table-cell table:formula="of:=[.C250]+1" office:value-type="float" office:value="249">
            <text:p>249</text:p>
          </table:table-cell>
          <table:table-cell table:number-columns-repeated="5"/>
        </table:table-row>
        <table:table-row table:style-name="ro1">
          <table:table-cell office:value-type="float" office:value="368532802176">
            <text:p>3.685328021760000E+011</text:p>
          </table:table-cell>
          <table:table-cell table:style-name="ce3" table:formula="of:=[.A252]/[.$A$260]" office:value-type="float" office:value="3.18271139767321E-066">
            <text:p>3.18271139767321E-066</text:p>
          </table:table-cell>
          <table:table-cell table:formula="of:=[.C251]+1" office:value-type="float" office:value="250">
            <text:p>250</text:p>
          </table:table-cell>
          <table:table-cell table:number-columns-repeated="5"/>
        </table:table-row>
        <table:table-row table:style-name="ro1">
          <table:table-cell office:value-type="float" office:value="8809549056">
            <text:p>8.809549056000000E+009</text:p>
          </table:table-cell>
          <table:table-cell table:style-name="ce3" table:formula="of:=[.A253]/[.$A$260]" office:value-type="float" office:value="7.60807505419892E-068">
            <text:p>7.60807505419892E-068</text:p>
          </table:table-cell>
          <table:table-cell table:formula="of:=[.C252]+1" office:value-type="float" office:value="251">
            <text:p>251</text:p>
          </table:table-cell>
          <table:table-cell table:number-columns-repeated="5"/>
        </table:table-row>
        <table:table-row table:style-name="ro1">
          <table:table-cell office:value-type="float" office:value="174792640">
            <text:p>1.747926400000000E+008</text:p>
          </table:table-cell>
          <table:table-cell table:style-name="ce3" table:formula="of:=[.A254]/[.$A$260]" office:value-type="float" office:value="1.50953870122994E-069">
            <text:p>1.50953870122994E-069</text:p>
          </table:table-cell>
          <table:table-cell table:formula="of:=[.C253]+1" office:value-type="float" office:value="252">
            <text:p>252</text:p>
          </table:table-cell>
          <table:table-cell table:number-columns-repeated="5"/>
        </table:table-row>
        <table:table-row table:style-name="ro1">
          <table:table-cell office:value-type="float" office:value="2763520">
            <text:p>2.763520000000000E+006</text:p>
          </table:table-cell>
          <table:table-cell table:style-name="ce3" table:formula="of:=[.A255]/[.$A$260]" office:value-type="float" office:value="2.38662245253746E-071">
            <text:p>2.38662245253746E-071</text:p>
          </table:table-cell>
          <table:table-cell table:formula="of:=[.C254]+1" office:value-type="float" office:value="253">
            <text:p>253</text:p>
          </table:table-cell>
          <table:table-cell table:number-columns-repeated="5"/>
        </table:table-row>
        <table:table-row table:style-name="ro1">
          <table:table-cell office:value-type="float" office:value="32640">
            <text:p>3.264000000000000E+004</text:p>
          </table:table-cell>
          <table:table-cell table:style-name="ce3" table:formula="of:=[.A256]/[.$A$260]" office:value-type="float" office:value="2.81884541638283E-073">
            <text:p>2.81884541638283E-073</text:p>
          </table:table-cell>
          <table:table-cell table:formula="of:=[.C255]+1" office:value-type="float" office:value="254">
            <text:p>254</text:p>
          </table:table-cell>
          <table:table-cell table:number-columns-repeated="5"/>
        </table:table-row>
        <table:table-row table:style-name="ro1">
          <table:table-cell office:value-type="float" office:value="256">
            <text:p>2.560000000000000E+002</text:p>
          </table:table-cell>
          <table:table-cell table:style-name="ce3" table:formula="of:=[.A257]/[.$A$260]" office:value-type="float" office:value="2.21085915010418E-075">
            <text:p>2.21085915010418E-075</text:p>
          </table:table-cell>
          <table:table-cell table:formula="of:=[.C256]+1" office:value-type="float" office:value="255">
            <text:p>255</text:p>
          </table:table-cell>
          <table:table-cell table:number-columns-repeated="5"/>
        </table:table-row>
        <table:table-row table:style-name="ro1">
          <table:table-cell office:value-type="float" office:value="1">
            <text:p>1.000000000000000E+000</text:p>
          </table:table-cell>
          <table:table-cell table:style-name="ce3" table:formula="of:=[.A258]/[.$A$260]" office:value-type="float" office:value="8.63616855509445E-078">
            <text:p>8.63616855509445E-078</text:p>
          </table:table-cell>
          <table:table-cell table:formula="of:=[.C257]+1" office:value-type="float" office:value="256">
            <text:p>25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formula="of:=SUM([.A2:.A258])" office:value-type="float" office:value="1.15792089237316E+077">
            <text:p>1.157920892373160E+077</text:p>
          </table:table-cell>
          <table:table-cell table:number-columns-repeated="7"/>
        </table:table-row>
        <table:table-row table:style-name="ro1" table:number-rows-repeated="104831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8" number:min-integer-digits="1" number:min-exponent-digits="3"/>
    </number:number-style>
    <number:number-style style:name="N108">
      <number:scientific-number number:decimal-places="15" number:min-integer-digits="1" number:min-exponent-digits="3"/>
    </number:number-style>
    <number:number-style style:name="N109">
      <number:scientific-number number:decimal-places="14" number:min-integer-digits="1" number:min-exponent-digits="3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2014-11-17</text:date>, <text:time>18:1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18:15:59.32</dc:date>
    <dc:creator>Peter Camilleri</dc:creator>
    <meta:generator>OpenOffice/4.1.1$Win32 OpenOffice.org_project/411m6$Build-9775</meta:generator>
    <meta:editing-duration>PT4M16S</meta:editing-duration>
    <meta:editing-cycles>2</meta:editing-cycles>
    <meta:document-statistic meta:table-count="1" meta:cell-count="7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63cm" svg:height="16.498cm" xlink:href=".." xlink:type="simple" chart:class="chart:line" chart:style-name="ch1">
        <chart:title svg:x="9.122cm" svg:y="0.465cm" chart:style-name="ch2">
          <text:p>Probability Distribution of 256 Coin Flips</text:p>
        </chart:title>
        <chart:legend chart:legend-position="end" svg:x="23.549cm" svg:y="7.937cm" style:legend-expansion="high" chart:style-name="ch3"/>
        <chart:plot-area chart:style-name="ch4" table:cell-range-address="Sheet1.B2:Sheet1.C258 Sheet1.B1:Sheet1.B1" chart:data-source-has-labels="both" svg:x="0.973cm" svg:y="2.231cm" svg:width="21.53cm" svg:height="13.518cm">
          <chartooo:coordinate-region svg:x="1.885cm" svg:y="2.443cm" svg:width="20.618cm" svg:height="13.094cm"/>
          <chart:axis chart:dimension="x" chart:name="primary-x" chart:style-name="ch5" chartooo:axis-type="auto">
            <chartooo:date-scale/>
            <chart:categories table:cell-range-address="Sheet1.C2:Sheet1.C2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58" chart:label-cell-address="Sheet1.B1:Sheet1.B1" chart:class="chart:line">
            <chart:data-point chart:repeated="2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 flip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2:Sheet1.C258</svg:desc>
                </draw:g>
              </table:table-cell>
              <table:table-cell office:value-type="float" office:value="8.63616855509445E-078">
                <text:p>8.63616855509445E-078</text:p>
                <draw:g>
                  <svg:desc>Sheet1.B2:Sheet1.B25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21085915010418E-075">
                <text:p>2.21085915010418E-0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1884541638283E-073">
                <text:p>2.81884541638283E-0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8662245253746E-071">
                <text:p>2.38662245253746E-0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0953870122994E-069">
                <text:p>1.50953870122994E-0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60807505419892E-068">
                <text:p>7.60807505419892E-0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18271139767321E-066">
                <text:p>3.18271139767321E-0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13668264202615E-064">
                <text:p>1.13668264202615E-0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3792472330638E-063">
                <text:p>3.53792472330638E-06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.74894812644426E-062">
                <text:p>9.74894812644426E-0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0799018723173E-060">
                <text:p>2.40799018723173E-06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38514169144551E-059">
                <text:p>5.38514169144551E-0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09946642867012E-057">
                <text:p>1.09946642867012E-0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06361391227316E-056">
                <text:p>2.06361391227316E-05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58184414773127E-055">
                <text:p>3.58184414773127E-0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.77870855833978E-054">
                <text:p>5.77870855833978E-0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70417976599928E-053">
                <text:p>8.70417976599928E-05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22882537872931E-051">
                <text:p>1.22882537872931E-0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63160703064614E-050">
                <text:p>1.63160703064614E-05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04380249101991E-049">
                <text:p>2.04380249101991E-0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2190595185859E-048">
                <text:p>2.42190595185859E-04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72176097446965E-047">
                <text:p>2.72176097446965E-0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9073355863653E-046">
                <text:p>2.9073355863653E-04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95789794438905E-045">
                <text:p>2.95789794438905E-04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7162592101104E-044">
                <text:p>2.87162592101104E-0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6486885469824E-043">
                <text:p>2.66486885469824E-04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36763348244344E-042">
                <text:p>2.36763348244344E-0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01687296652589E-041">
                <text:p>2.01687296652589E-04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64951396190867E-040">
                <text:p>1.64951396190867E-04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29685925281096E-039">
                <text:p>1.29685925281096E-0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81290167960291E-039">
                <text:p>9.81290167960291E-03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.15392186964601E-038">
                <text:p>7.15392186964601E-0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03010131459484E-037">
                <text:p>5.03010131459484E-03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41437180142196E-036">
                <text:p>3.41437180142196E-03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23942621093263E-035">
                <text:p>2.23942621093263E-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42043605379156E-034">
                <text:p>1.42043605379156E-0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.71989910799819E-034">
                <text:p>8.71989910799819E-03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.18480487502595E-033">
                <text:p>5.18480487502595E-0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98808491481758E-032">
                <text:p>2.98808491481758E-03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67026284982111E-031">
                <text:p>1.67026284982111E-0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.06117596027952E-031">
                <text:p>9.06117596027952E-03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.77369270102531E-030">
                <text:p>4.77369270102531E-03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44367602552486E-029">
                <text:p>2.44367602552486E-02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21615504526121E-028">
                <text:p>1.21615504526121E-02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.88729601455995E-028">
                <text:p>5.88729601455995E-02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77357056685935E-027">
                <text:p>2.77357056685935E-02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27222476001592E-026">
                <text:p>1.27222476001592E-02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.68440850219879E-026">
                <text:p>5.68440850219879E-02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47508620199906E-025">
                <text:p>2.47508620199906E-02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05064883676695E-024">
                <text:p>1.05064883676695E-0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34968618421516E-024">
                <text:p>4.34968618421516E-02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75693206656534E-023">
                <text:p>1.75693206656534E-02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.92636680088258E-023">
                <text:p>6.92636680088258E-02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.66599778750952E-022">
                <text:p>2.66599778750952E-02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00221768678599E-021">
                <text:p>1.00221768678599E-02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.68087223146854E-021">
                <text:p>3.68087223146854E-0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3211702116521E-020">
                <text:p>1.3211702116521E-02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.63568495316526E-020">
                <text:p>4.63568495316526E-02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59051949255153E-019">
                <text:p>1.59051949255153E-01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.33767558517293E-019">
                <text:p>5.33767558517293E-0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253681713178E-018">
                <text:p>1.75253681713178E-01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.6311019042267E-018">
                <text:p>5.6311019042267E-01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77107237310355E-017">
                <text:p>1.77107237310355E-01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.45377841876334E-017">
                <text:p>5.45377841876334E-01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64465505440832E-016">
                <text:p>1.64465505440832E-01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.85805800686765E-016">
                <text:p>4.85805800686765E-01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.4058925444117E-015">
                <text:p>1.4058925444117E-01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98685945430183E-015">
                <text:p>3.98685945430183E-01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000000000000110811240715154">
                <text:p>0.000000000000011081124071515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00000000000301920481948535">
                <text:p>0.0000000000000301920481948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00000000806559001776801">
                <text:p>0.000000000000080655900177680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00000000000211295738493641">
                <text:p>0.0000000000002112957384936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00000000000542912661407272">
                <text:p>0.00000000000054291266140727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000000000136843739313614">
                <text:p>0.0000000000013684373931361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0000000000338410868843126">
                <text:p>0.0000000000033841086884312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000000000821210375059318">
                <text:p>0.0000000000082121037505931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00000000019557773406018">
                <text:p>0.00000000001955777340601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00000000457194702997823">
                <text:p>0.000000000045719470299782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00000000104920322867449">
                <text:p>0.00000000010492032286744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0000000236402752789948">
                <text:p>0.0000000002364027527899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0000523041090547761">
                <text:p>0.00000000052304109054776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000000011364843448939">
                <text:p>0.000000001136484344893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0000000242542390678576">
                <text:p>0.0000000024254239067857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0000000508462361181594">
                <text:p>0.0000000050846236118159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00000104719033910019">
                <text:p>0.000000010471903391001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000000211902045088509">
                <text:p>0.000000021190204508850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000000421340112908546">
                <text:p>0.000000042134011290854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00000823308266602906">
                <text:p>0.000000082330826660290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00000158112610290785">
                <text:p>0.00000015811261029078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00000298459758751146">
                <text:p>0.00000029845975875114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0553808663460459">
                <text:p>0.00000055380866346045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000010102443751037">
                <text:p>0.000001010244375103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0000181185132491424">
                <text:p>0.0000018118513249142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0000319509265898854">
                <text:p>0.0000031950926589885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0000554042663207588">
                <text:p>0.0000055404266320758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000944788541469784">
                <text:p>0.0000094478854146978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00158448911642327">
                <text:p>0.000015844891164232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000261359029513118">
                <text:p>0.000026135902951311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000424041690740671">
                <text:p>0.000042404169074067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000676753405424505">
                <text:p>0.00006767534054245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06250284651647">
                <text:p>0.00010625028465164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00016410935055106">
                <text:p>0.0001641093505510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000249381856229551">
                <text:p>0.00024938185622955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000372862192809231">
                <text:p>0.00037286219280923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0548537649036657">
                <text:p>0.00054853764903665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000794073549081638">
                <text:p>0.00079407354908163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00113118024444648">
                <text:p>0.0011311802444464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0158576669782217">
                <text:p>0.0015857666978221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0218777072199541">
                <text:p>0.0021877707219954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0297055107206716">
                <text:p>0.002970551072067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96973643267157">
                <text:p>0.0039697364326715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0522145512765809">
                <text:p>0.0052214551276580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67599195849145">
                <text:p>0.006759919584914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0861441079847511">
                <text:p>0.0086144107984751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10805796001596">
                <text:p>0.01080579600159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133428089758837">
                <text:p>0.013342808975883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162184143586173">
                <text:p>0.016218414358617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194066496598839">
                <text:p>0.019406649659883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228603754468125">
                <text:p>0.022860375446812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265103513584884">
                <text:p>0.02651035135848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302659844676076">
                <text:p>0.030265984467607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340179660131787">
                <text:p>0.034017966013178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376428312440912">
                <text:p>0.037642831244091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0410092633065709">
                <text:p>0.041009263306570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439857420949511">
                <text:p>0.043985742094951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0464489436522683">
                <text:p>0.046448943652268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0482921557019616">
                <text:p>0.048292155701961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0494329152854725">
                <text:p>0.04943291528547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498191099361402">
                <text:p>0.049819109936140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0494329152854725">
                <text:p>0.04943291528547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482921557019616">
                <text:p>0.048292155701961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0464489436522683">
                <text:p>0.046448943652268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857420949511">
                <text:p>0.043985742094951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410092633065709">
                <text:p>0.041009263306570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0376428312440912">
                <text:p>0.037642831244091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0340179660131787">
                <text:p>0.034017966013178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0302659844676076">
                <text:p>0.030265984467607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0265103513584884">
                <text:p>0.026510351358488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228603754468125">
                <text:p>0.022860375446812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0194066496598839">
                <text:p>0.01940664965988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162184143586173">
                <text:p>0.016218414358617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0133428089758837">
                <text:p>0.013342808975883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010805796001596">
                <text:p>0.01080579600159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00861441079847511">
                <text:p>0.0086144107984751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0067599195849145">
                <text:p>0.006759919584914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0522145512765809">
                <text:p>0.0052214551276580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0396973643267157">
                <text:p>0.0039697364326715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0297055107206716">
                <text:p>0.0029705510720671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0218777072199541">
                <text:p>0.0021877707219954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58576669782217">
                <text:p>0.001585766697822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113118024444648">
                <text:p>0.0011311802444464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00794073549081638">
                <text:p>0.00079407354908163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00548537649036657">
                <text:p>0.00054853764903665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00372862192809231">
                <text:p>0.00037286219280923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00249381856229551">
                <text:p>0.00024938185622955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0016410935055106">
                <text:p>0.0001641093505510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00106250284651647">
                <text:p>0.00010625028465164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0000676753405424505">
                <text:p>0.000067675340542450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0000424041690740671">
                <text:p>0.000042404169074067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0000261359029513118">
                <text:p>0.000026135902951311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158448911642327">
                <text:p>0.000015844891164232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00000944788541469784">
                <text:p>0.0000094478854146978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00000554042663207588">
                <text:p>0.0000055404266320758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00000319509265898854">
                <text:p>0.0000031950926589885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00000181185132491424">
                <text:p>0.0000018118513249142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0000010102443751037">
                <text:p>0.000001010244375103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000000553808663460459">
                <text:p>0.00000055380866346045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00000298459758751146">
                <text:p>0.00000029845975875114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000000158112610290785">
                <text:p>0.00000015811261029078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0000000823308266602906">
                <text:p>0.00000008233082666029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00421340112908546">
                <text:p>0.000000042134011290854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0000000211902045088509">
                <text:p>0.000000021190204508850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0000000104719033910019">
                <text:p>0.000000010471903391001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00000000508462361181594">
                <text:p>0.0000000050846236118159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00000000242542390678576">
                <text:p>0.0000000024254239067857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000000011364843448939">
                <text:p>0.000000001136484344893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000000000523041090547761">
                <text:p>0.00000000052304109054776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000000000236402752789948">
                <text:p>0.00000000023640275278994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.000000000104920322867449">
                <text:p>0.00000000010492032286744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0000000000457194702997823">
                <text:p>0.000000000045719470299782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0000019557773406018">
                <text:p>0.00000000001955777340601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00000000000821210375059318">
                <text:p>0.0000000000082121037505931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0000000000338410868843126">
                <text:p>0.0000000000033841086884312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0000000000136843739313614">
                <text:p>0.0000000000013684373931361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00000000000542912661407272">
                <text:p>0.00000000000054291266140727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00000000000211295738493641">
                <text:p>0.00000000000021129573849364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000000000000806559001776801">
                <text:p>0.000000000000080655900177680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000000000000301920481948535">
                <text:p>0.000000000000030192048194853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000000000000110811240715154">
                <text:p>0.000000000000011081124071515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.98685945430183E-015">
                <text:p>3.98685945430183E-01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4058925444117E-015">
                <text:p>1.4058925444117E-01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.85805800686765E-016">
                <text:p>4.85805800686765E-01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.64465505440832E-016">
                <text:p>1.64465505440832E-01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5.45377841876334E-017">
                <text:p>5.45377841876334E-01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.77107237310355E-017">
                <text:p>1.77107237310355E-01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5.6311019042267E-018">
                <text:p>5.6311019042267E-018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.75253681713178E-018">
                <text:p>1.75253681713178E-01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5.33767558517293E-019">
                <text:p>5.33767558517293E-01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.59051949255153E-019">
                <text:p>1.59051949255153E-01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4.63568495316526E-020">
                <text:p>4.63568495316526E-0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3211702116521E-020">
                <text:p>1.3211702116521E-02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.68087223146854E-021">
                <text:p>3.68087223146854E-02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00221768678599E-021">
                <text:p>1.00221768678599E-02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.66599778750952E-022">
                <text:p>2.66599778750952E-02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.92636680088258E-023">
                <text:p>6.92636680088258E-02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.75693206656534E-023">
                <text:p>1.75693206656534E-02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4.34968618421516E-024">
                <text:p>4.34968618421516E-02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.05064883676695E-024">
                <text:p>1.05064883676695E-02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.47508620199906E-025">
                <text:p>2.47508620199906E-02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5.68440850219879E-026">
                <text:p>5.68440850219879E-0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27222476001592E-026">
                <text:p>1.27222476001592E-02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.77357056685935E-027">
                <text:p>2.77357056685935E-02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5.88729601455995E-028">
                <text:p>5.88729601455995E-02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21615504526121E-028">
                <text:p>1.21615504526121E-02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.44367602552486E-029">
                <text:p>2.44367602552486E-02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4.77369270102531E-030">
                <text:p>4.77369270102531E-03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9.06117596027952E-031">
                <text:p>9.06117596027952E-03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67026284982111E-031">
                <text:p>1.67026284982111E-03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.98808491481758E-032">
                <text:p>2.98808491481758E-03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.18480487502595E-033">
                <text:p>5.18480487502595E-0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.71989910799819E-034">
                <text:p>8.71989910799819E-03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.42043605379156E-034">
                <text:p>1.42043605379156E-03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.23942621093263E-035">
                <text:p>2.23942621093263E-03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.41437180142196E-036">
                <text:p>3.41437180142196E-03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.03010131459484E-037">
                <text:p>5.03010131459484E-03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.15392186964601E-038">
                <text:p>7.15392186964601E-03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9.81290167960291E-039">
                <text:p>9.81290167960291E-03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.29685925281096E-039">
                <text:p>1.29685925281096E-03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.64951396190867E-040">
                <text:p>1.64951396190867E-04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.01687296652589E-041">
                <text:p>2.01687296652589E-04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36763348244344E-042">
                <text:p>2.36763348244344E-04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.66486885469824E-043">
                <text:p>2.66486885469824E-04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.87162592101104E-044">
                <text:p>2.87162592101104E-04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.95789794438905E-045">
                <text:p>2.95789794438905E-04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.9073355863653E-046">
                <text:p>2.9073355863653E-04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.72176097446965E-047">
                <text:p>2.72176097446965E-04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.42190595185859E-048">
                <text:p>2.42190595185859E-04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.04380249101991E-049">
                <text:p>2.04380249101991E-04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.63160703064614E-050">
                <text:p>1.63160703064614E-05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.22882537872931E-051">
                <text:p>1.22882537872931E-05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.70417976599928E-053">
                <text:p>8.70417976599928E-05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5.77870855833978E-054">
                <text:p>5.77870855833978E-05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.58184414773127E-055">
                <text:p>3.58184414773127E-05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.06361391227316E-056">
                <text:p>2.06361391227316E-05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.09946642867012E-057">
                <text:p>1.09946642867012E-05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5.38514169144551E-059">
                <text:p>5.38514169144551E-05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.40799018723173E-060">
                <text:p>2.40799018723173E-06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9.74894812644426E-062">
                <text:p>9.74894812644426E-06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.53792472330638E-063">
                <text:p>3.53792472330638E-06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.13668264202615E-064">
                <text:p>1.13668264202615E-0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18271139767321E-066">
                <text:p>3.18271139767321E-06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7.60807505419892E-068">
                <text:p>7.60807505419892E-06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.50953870122994E-069">
                <text:p>1.50953870122994E-06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.38662245253746E-071">
                <text:p>2.38662245253746E-07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.81884541638283E-073">
                <text:p>2.81884541638283E-07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.21085915010418E-075">
                <text:p>2.21085915010418E-0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.63616855509445E-078">
                <text:p>8.63616855509445E-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